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42.85pt" svg:y="2.83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142775267" calcext:value-type="float">
            <text:p>5.8514277527</text:p>
          </table:table-cell>
          <table:table-cell table:number-columns-repeated="2" office:value-type="float" office:value="2.92571387633" calcext:value-type="float">
            <text:p>2.9257138763</text:p>
          </table:table-cell>
          <table:table-cell office:value-type="float" office:value="2.88118769779" calcext:value-type="float">
            <text:p>2.88118769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5.85146330575" calcext:value-type="float">
            <text:p>5.8514633058</text:p>
          </table:table-cell>
          <table:table-cell office:value-type="float" office:value="2.92552229107" calcext:value-type="float">
            <text:p>2.9255222911</text:p>
          </table:table-cell>
          <table:table-cell office:value-type="float" office:value="2.92594101469" calcext:value-type="float">
            <text:p>2.9259410147</text:p>
          </table:table-cell>
          <table:table-cell office:value-type="float" office:value="2.95701363788" calcext:value-type="float">
            <text:p>2.957013637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.85153981101" calcext:value-type="float">
            <text:p>5.851539811</text:p>
          </table:table-cell>
          <table:table-cell office:value-type="float" office:value="2.92430272161" calcext:value-type="float">
            <text:p>2.9243027216</text:p>
          </table:table-cell>
          <table:table-cell office:value-type="float" office:value="2.9272370894" calcext:value-type="float">
            <text:p>2.9272370894</text:p>
          </table:table-cell>
          <table:table-cell office:value-type="float" office:value="3.0348351346" calcext:value-type="float">
            <text:p>3.0348351346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5.85162314774" calcext:value-type="float">
            <text:p>5.8516231477</text:p>
          </table:table-cell>
          <table:table-cell office:value-type="float" office:value="2.92161473924" calcext:value-type="float">
            <text:p>2.9216147392</text:p>
          </table:table-cell>
          <table:table-cell office:value-type="float" office:value="2.9300084085" calcext:value-type="float">
            <text:p>2.9300084085</text:p>
          </table:table-cell>
          <table:table-cell office:value-type="float" office:value="3.11470470619" calcext:value-type="float">
            <text:p>3.114704706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.85169160101" calcext:value-type="float">
            <text:p>5.851691601</text:p>
          </table:table-cell>
          <table:table-cell office:value-type="float" office:value="2.91752710081" calcext:value-type="float">
            <text:p>2.9175271008</text:p>
          </table:table-cell>
          <table:table-cell office:value-type="float" office:value="2.93416450019" calcext:value-type="float">
            <text:p>2.9341645002</text:p>
          </table:table-cell>
          <table:table-cell office:value-type="float" office:value="3.19667625308" calcext:value-type="float">
            <text:p>3.196676253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5.8517334464" calcext:value-type="float">
            <text:p>5.8517334464</text:p>
          </table:table-cell>
          <table:table-cell office:value-type="float" office:value="2.91241440153" calcext:value-type="float">
            <text:p>2.9124144015</text:p>
          </table:table-cell>
          <table:table-cell office:value-type="float" office:value="2.93931904488" calcext:value-type="float">
            <text:p>2.9393190449</text:p>
          </table:table-cell>
          <table:table-cell office:value-type="float" office:value="3.2808050942" calcext:value-type="float">
            <text:p>3.280805094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5.85174472921" calcext:value-type="float">
            <text:p>5.8517447292</text:p>
          </table:table-cell>
          <table:table-cell office:value-type="float" office:value="2.9067958631" calcext:value-type="float">
            <text:p>2.9067958631</text:p>
          </table:table-cell>
          <table:table-cell office:value-type="float" office:value="2.94494886611" calcext:value-type="float">
            <text:p>2.9449488661</text:p>
          </table:table-cell>
          <table:table-cell office:value-type="float" office:value="3.36714800435" calcext:value-type="float">
            <text:p>3.367148004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5.85172725461" calcext:value-type="float">
            <text:p>5.8517272546</text:p>
          </table:table-cell>
          <table:table-cell office:value-type="float" office:value="2.90121239642" calcext:value-type="float">
            <text:p>2.9012123964</text:p>
          </table:table-cell>
          <table:table-cell office:value-type="float" office:value="2.95051485819" calcext:value-type="float">
            <text:p>2.9505148582</text:p>
          </table:table-cell>
          <table:table-cell office:value-type="float" office:value="3.45576325252" calcext:value-type="float">
            <text:p>3.45576325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.85168678382" calcext:value-type="float">
            <text:p>5.8516867838</text:p>
          </table:table-cell>
          <table:table-cell office:value-type="float" office:value="2.89613811474" calcext:value-type="float">
            <text:p>2.8961381147</text:p>
          </table:table-cell>
          <table:table-cell office:value-type="float" office:value="2.95554866908" calcext:value-type="float">
            <text:p>2.9555486691</text:p>
          </table:table-cell>
          <table:table-cell office:value-type="float" office:value="3.54671064118" calcext:value-type="float">
            <text:p>3.546710641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5.85163144974" calcext:value-type="float">
            <text:p>5.8516314497</text:p>
          </table:table-cell>
          <table:table-cell office:value-type="float" office:value="2.89192242362" calcext:value-type="float">
            <text:p>2.8919224236</text:p>
          </table:table-cell>
          <table:table-cell office:value-type="float" office:value="2.95970902612" calcext:value-type="float">
            <text:p>2.9597090261</text:p>
          </table:table-cell>
          <table:table-cell office:value-type="float" office:value="3.64005154667" calcext:value-type="float">
            <text:p>3.640051546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.85155821316" calcext:value-type="float">
            <text:p>5.8515582132</text:p>
          </table:table-cell>
          <table:table-cell office:value-type="float" office:value="2.88857919866" calcext:value-type="float">
            <text:p>2.8885791987</text:p>
          </table:table-cell>
          <table:table-cell office:value-type="float" office:value="2.9629790145" calcext:value-type="float">
            <text:p>2.9629790145</text:p>
          </table:table-cell>
          <table:table-cell office:value-type="float" office:value="3.73584896061" calcext:value-type="float">
            <text:p>3.7358489606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5.85147030979" calcext:value-type="float">
            <text:p>5.8514703098</text:p>
          </table:table-cell>
          <table:table-cell office:value-type="float" office:value="2.8853295872" calcext:value-type="float">
            <text:p>2.8853295872</text:p>
          </table:table-cell>
          <table:table-cell office:value-type="float" office:value="2.96614072259" calcext:value-type="float">
            <text:p>2.9661407226</text:p>
          </table:table-cell>
          <table:table-cell office:value-type="float" office:value="3.83416753239" calcext:value-type="float">
            <text:p>3.834167532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.85137890038" calcext:value-type="float">
            <text:p>5.8513789004</text:p>
          </table:table-cell>
          <table:table-cell office:value-type="float" office:value="2.88177281053" calcext:value-type="float">
            <text:p>2.8817728105</text:p>
          </table:table-cell>
          <table:table-cell office:value-type="float" office:value="2.96960608984" calcext:value-type="float">
            <text:p>2.9696060898</text:p>
          </table:table-cell>
          <table:table-cell office:value-type="float" office:value="3.93507361284" calcext:value-type="float">
            <text:p>3.935073612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5.8512930883" calcext:value-type="float">
            <text:p>5.8512930883</text:p>
          </table:table-cell>
          <table:table-cell office:value-type="float" office:value="2.87853759599" calcext:value-type="float">
            <text:p>2.878537596</text:p>
          </table:table-cell>
          <table:table-cell office:value-type="float" office:value="2.9727554923" calcext:value-type="float">
            <text:p>2.9727554923</text:p>
          </table:table-cell>
          <table:table-cell office:value-type="float" office:value="4.03863529896" calcext:value-type="float">
            <text:p>4.03863529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.85123491116" calcext:value-type="float">
            <text:p>5.8512349112</text:p>
          </table:table-cell>
          <table:table-cell office:value-type="float" office:value="2.87612153728" calcext:value-type="float">
            <text:p>2.8761215373</text:p>
          </table:table-cell>
          <table:table-cell office:value-type="float" office:value="2.97511337388" calcext:value-type="float">
            <text:p>2.9751133739</text:p>
          </table:table-cell>
          <table:table-cell office:value-type="float" office:value="4.14492247993" calcext:value-type="float">
            <text:p>4.1449224799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5.85121593322" calcext:value-type="float">
            <text:p>5.8512159332</text:p>
          </table:table-cell>
          <table:table-cell office:value-type="float" office:value="2.87459684365" calcext:value-type="float">
            <text:p>2.8745968437</text:p>
          </table:table-cell>
          <table:table-cell office:value-type="float" office:value="2.97661908957" calcext:value-type="float">
            <text:p>2.9766190896</text:p>
          </table:table-cell>
          <table:table-cell office:value-type="float" office:value="4.25400688421" calcext:value-type="float">
            <text:p>4.25400688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.85123871745" calcext:value-type="float">
            <text:p>5.8512387175</text:p>
          </table:table-cell>
          <table:table-cell office:value-type="float" office:value="2.87374429887" calcext:value-type="float">
            <text:p>2.8737442989</text:p>
          </table:table-cell>
          <table:table-cell office:value-type="float" office:value="2.97749441858" calcext:value-type="float">
            <text:p>2.9774944186</text:p>
          </table:table-cell>
          <table:table-cell office:value-type="float" office:value="4.36596212802" calcext:value-type="float">
            <text:p>4.365962128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5.8512985564" calcext:value-type="float">
            <text:p>5.8512985564</text:p>
          </table:table-cell>
          <table:table-cell office:value-type="float" office:value="2.87317856172" calcext:value-type="float">
            <text:p>2.8731785617</text:p>
          </table:table-cell>
          <table:table-cell office:value-type="float" office:value="2.97811999468" calcext:value-type="float">
            <text:p>2.9781199947</text:p>
          </table:table-cell>
          <table:table-cell office:value-type="float" office:value="4.48086376494" calcext:value-type="float">
            <text:p>4.480863764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.85138523767" calcext:value-type="float">
            <text:p>5.8513852377</text:p>
          </table:table-cell>
          <table:table-cell office:value-type="float" office:value="2.87246065068" calcext:value-type="float">
            <text:p>2.8724606507</text:p>
          </table:table-cell>
          <table:table-cell office:value-type="float" office:value="2.97892458699" calcext:value-type="float">
            <text:p>2.978924587</text:p>
          </table:table-cell>
          <table:table-cell office:value-type="float" office:value="4.59878933698" calcext:value-type="float">
            <text:p>4.59878933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5.85150689396" calcext:value-type="float">
            <text:p>5.851506894</text:p>
          </table:table-cell>
          <table:table-cell office:value-type="float" office:value="2.87016905006" calcext:value-type="float">
            <text:p>2.8701690501</text:p>
          </table:table-cell>
          <table:table-cell office:value-type="float" office:value="2.9813378439" calcext:value-type="float">
            <text:p>2.9813378439</text:p>
          </table:table-cell>
          <table:table-cell office:value-type="float" office:value="4.71981842683" calcext:value-type="float">
            <text:p>4.71981842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.85163371008" calcext:value-type="float">
            <text:p>5.8516337101</text:p>
          </table:table-cell>
          <table:table-cell office:value-type="float" office:value="2.86399450335" calcext:value-type="float">
            <text:p>2.8639945034</text:p>
          </table:table-cell>
          <table:table-cell office:value-type="float" office:value="2.98763920673" calcext:value-type="float">
            <text:p>2.9876392067</text:p>
          </table:table-cell>
          <table:table-cell office:value-type="float" office:value="4.84403271164" calcext:value-type="float">
            <text:p>4.844032711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5.85178664722" calcext:value-type="float">
            <text:p>5.8517866472</text:p>
          </table:table-cell>
          <table:table-cell office:value-type="float" office:value="2.85417953612" calcext:value-type="float">
            <text:p>2.8541795361</text:p>
          </table:table-cell>
          <table:table-cell office:value-type="float" office:value="2.9976071111" calcext:value-type="float">
            <text:p>2.9976071111</text:p>
          </table:table-cell>
          <table:table-cell office:value-type="float" office:value="4.97151601809" calcext:value-type="float">
            <text:p>4.971516018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.8519958823" calcext:value-type="float">
            <text:p>5.8519958823</text:p>
          </table:table-cell>
          <table:table-cell office:value-type="float" office:value="2.84228113409" calcext:value-type="float">
            <text:p>2.8422811341</text:p>
          </table:table-cell>
          <table:table-cell office:value-type="float" office:value="3.00971474822" calcext:value-type="float">
            <text:p>3.0097147482</text:p>
          </table:table-cell>
          <table:table-cell office:value-type="float" office:value="5.10235437896" calcext:value-type="float">
            <text:p>5.102354379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5.85217736802" calcext:value-type="float">
            <text:p>5.852177368</text:p>
          </table:table-cell>
          <table:table-cell office:value-type="float" office:value="2.83008623611" calcext:value-type="float">
            <text:p>2.8300862361</text:p>
          </table:table-cell>
          <table:table-cell office:value-type="float" office:value="3.02209113191" calcext:value-type="float">
            <text:p>3.0220911319</text:p>
          </table:table-cell>
          <table:table-cell office:value-type="float" office:value="5.23663609124" calcext:value-type="float">
            <text:p>5.23663609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.14118998824" calcext:value-type="float">
            <text:p>8.1411899882</text:p>
          </table:table-cell>
          <table:table-cell office:value-type="float" office:value="4.04284837866" calcext:value-type="float">
            <text:p>4.0428483787</text:p>
          </table:table-cell>
          <table:table-cell office:value-type="float" office:value="4.09834160957" calcext:value-type="float">
            <text:p>4.0983416096</text:p>
          </table:table-cell>
          <table:table-cell office:value-type="float" office:value="5.37445177567" calcext:value-type="float">
            <text:p>5.374451775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8.14085884179" calcext:value-type="float">
            <text:p>8.1408588418</text:p>
          </table:table-cell>
          <table:table-cell office:value-type="float" office:value="4.03831062168" calcext:value-type="float">
            <text:p>4.0383106217</text:p>
          </table:table-cell>
          <table:table-cell office:value-type="float" office:value="4.10254822011" calcext:value-type="float">
            <text:p>4.1025482201</text:p>
          </table:table-cell>
          <table:table-cell office:value-type="float" office:value="5.51589443791" calcext:value-type="float">
            <text:p>5.515894437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8.14111124375" calcext:value-type="float">
            <text:p>8.1411112438</text:p>
          </table:table-cell>
          <table:table-cell office:value-type="float" office:value="4.04134060885" calcext:value-type="float">
            <text:p>4.0413406089</text:p>
          </table:table-cell>
          <table:table-cell office:value-type="float" office:value="4.0997706349" calcext:value-type="float">
            <text:p>4.0997706349</text:p>
          </table:table-cell>
          <table:table-cell office:value-type="float" office:value="5.66105953129" calcext:value-type="float">
            <text:p>5.6610595313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8.14157750818" calcext:value-type="float">
            <text:p>8.1415775082</text:p>
          </table:table-cell>
          <table:table-cell office:value-type="float" office:value="4.05095313799" calcext:value-type="float">
            <text:p>4.050953138</text:p>
          </table:table-cell>
          <table:table-cell office:value-type="float" office:value="4.09062437018" calcext:value-type="float">
            <text:p>4.0906243702</text:p>
          </table:table-cell>
          <table:table-cell office:value-type="float" office:value="5.81004502127" calcext:value-type="float">
            <text:p>5.810045021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.14195109585" calcext:value-type="float">
            <text:p>8.1419510959</text:p>
          </table:table-cell>
          <table:table-cell office:value-type="float" office:value="4.06612720074" calcext:value-type="float">
            <text:p>4.0661272007</text:p>
          </table:table-cell>
          <table:table-cell office:value-type="float" office:value="4.0758238951" calcext:value-type="float">
            <text:p>4.0758238951</text:p>
          </table:table-cell>
          <table:table-cell office:value-type="float" office:value="5.96295145151" calcext:value-type="float">
            <text:p>5.962951451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8.14184634909" calcext:value-type="float">
            <text:p>8.1418463491</text:p>
          </table:table-cell>
          <table:table-cell office:value-type="float" office:value="4.08377950518" calcext:value-type="float">
            <text:p>4.0837795052</text:p>
          </table:table-cell>
          <table:table-cell office:value-type="float" office:value="4.05806684391" calcext:value-type="float">
            <text:p>4.0580668439</text:p>
          </table:table-cell>
          <table:table-cell office:value-type="float" office:value="6.11988201174" calcext:value-type="float">
            <text:p>6.119882011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.14107417679" calcext:value-type="float">
            <text:p>8.1410741768</text:p>
          </table:table-cell>
          <table:table-cell office:value-type="float" office:value="4.09834627999" calcext:value-type="float">
            <text:p>4.09834628</text:p>
          </table:table-cell>
          <table:table-cell office:value-type="float" office:value="4.0427278968" calcext:value-type="float">
            <text:p>4.0427278968</text:p>
          </table:table-cell>
          <table:table-cell office:value-type="float" office:value="6.28094260739" calcext:value-type="float">
            <text:p>6.280942607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8.13982472861" calcext:value-type="float">
            <text:p>8.1398247286</text:p>
          </table:table-cell>
          <table:table-cell office:value-type="float" office:value="4.10420420576" calcext:value-type="float">
            <text:p>4.1042042058</text:p>
          </table:table-cell>
          <table:table-cell office:value-type="float" office:value="4.03562052286" calcext:value-type="float">
            <text:p>4.0356205229</text:p>
          </table:table-cell>
          <table:table-cell office:value-type="float" office:value="6.44624193108" calcext:value-type="float">
            <text:p>6.446241931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.1391352382" calcext:value-type="float">
            <text:p>8.1391352382</text:p>
          </table:table-cell>
          <table:table-cell office:value-type="float" office:value="4.10377665233" calcext:value-type="float">
            <text:p>4.1037766523</text:p>
          </table:table-cell>
          <table:table-cell office:value-type="float" office:value="4.03535858587" calcext:value-type="float">
            <text:p>4.0353585859</text:p>
          </table:table-cell>
          <table:table-cell office:value-type="float" office:value="6.61589153595" calcext:value-type="float">
            <text:p>6.615891536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8.13902022047" calcext:value-type="float">
            <text:p>8.1390202205</text:p>
          </table:table-cell>
          <table:table-cell office:value-type="float" office:value="4.10468717019" calcext:value-type="float">
            <text:p>4.1046871702</text:p>
          </table:table-cell>
          <table:table-cell office:value-type="float" office:value="4.03433305029" calcext:value-type="float">
            <text:p>4.0343330503</text:p>
          </table:table-cell>
          <table:table-cell office:value-type="float" office:value="6.79000591095" calcext:value-type="float">
            <text:p>6.79000591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.82586596354" calcext:value-type="float">
            <text:p>9.8258659635</text:p>
          </table:table-cell>
          <table:table-cell office:value-type="float" office:value="3.87262462649" calcext:value-type="float">
            <text:p>3.8726246265</text:p>
          </table:table-cell>
          <table:table-cell office:value-type="float" office:value="5.95324133705" calcext:value-type="float">
            <text:p>5.9532413371</text:p>
          </table:table-cell>
          <table:table-cell office:value-type="float" office:value="6.96870255811" calcext:value-type="float">
            <text:p>6.968702558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9.82534427419" calcext:value-type="float">
            <text:p>9.8253442742</text:p>
          </table:table-cell>
          <table:table-cell office:value-type="float" office:value="3.86426876301" calcext:value-type="float">
            <text:p>3.864268763</text:p>
          </table:table-cell>
          <table:table-cell office:value-type="float" office:value="5.96107551119" calcext:value-type="float">
            <text:p>5.9610755112</text:p>
          </table:table-cell>
          <table:table-cell office:value-type="float" office:value="7.15210207183" calcext:value-type="float">
            <text:p>7.152102071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.82496116902" calcext:value-type="float">
            <text:p>9.824961169</text:p>
          </table:table-cell>
          <table:table-cell office:value-type="float" office:value="3.84836490284" calcext:value-type="float">
            <text:p>3.8483649028</text:p>
          </table:table-cell>
          <table:table-cell office:value-type="float" office:value="5.97659626618" calcext:value-type="float">
            <text:p>5.9765962662</text:p>
          </table:table-cell>
          <table:table-cell office:value-type="float" office:value="7.34032822025" calcext:value-type="float">
            <text:p>7.3403282203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9.82380852676" calcext:value-type="float">
            <text:p>9.8238085268</text:p>
          </table:table-cell>
          <table:table-cell office:value-type="float" office:value="3.82935925684" calcext:value-type="float">
            <text:p>3.8293592568</text:p>
          </table:table-cell>
          <table:table-cell office:value-type="float" office:value="5.99444926991" calcext:value-type="float">
            <text:p>5.9944492699</text:p>
          </table:table-cell>
          <table:table-cell office:value-type="float" office:value="7.53350802881" calcext:value-type="float">
            <text:p>7.533508028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.8238177471" calcext:value-type="float">
            <text:p>9.8238177471</text:p>
          </table:table-cell>
          <table:table-cell office:value-type="float" office:value="3.78924085401" calcext:value-type="float">
            <text:p>3.789240854</text:p>
          </table:table-cell>
          <table:table-cell office:value-type="float" office:value="6.03457689309" calcext:value-type="float">
            <text:p>6.0345768931</text:p>
          </table:table-cell>
          <table:table-cell office:value-type="float" office:value="7.73177186595" calcext:value-type="float">
            <text:p>7.73177186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9.82764783579" calcext:value-type="float">
            <text:p>9.8276478358</text:p>
          </table:table-cell>
          <table:table-cell office:value-type="float" office:value="3.80558138264" calcext:value-type="float">
            <text:p>3.8055813826</text:p>
          </table:table-cell>
          <table:table-cell office:value-type="float" office:value="6.02206645315" calcext:value-type="float">
            <text:p>6.0220664532</text:p>
          </table:table-cell>
          <table:table-cell office:value-type="float" office:value="7.93525353108" calcext:value-type="float">
            <text:p>7.93525353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.82899563788" calcext:value-type="float">
            <text:p>9.8289956379</text:p>
          </table:table-cell>
          <table:table-cell office:value-type="float" office:value="3.86221353625" calcext:value-type="float">
            <text:p>3.8622135363</text:p>
          </table:table-cell>
          <table:table-cell office:value-type="float" office:value="5.96678210164" calcext:value-type="float">
            <text:p>5.9667821016</text:p>
          </table:table-cell>
          <table:table-cell office:value-type="float" office:value="8.14409034492" calcext:value-type="float">
            <text:p>8.144090344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9.82329016205" calcext:value-type="float">
            <text:p>9.8232901621</text:p>
          </table:table-cell>
          <table:table-cell office:value-type="float" office:value="3.9584401189" calcext:value-type="float">
            <text:p>3.9584401189</text:p>
          </table:table-cell>
          <table:table-cell office:value-type="float" office:value="5.86485004315" calcext:value-type="float">
            <text:p>5.8648500432</text:p>
          </table:table-cell>
          <table:table-cell office:value-type="float" office:value="8.3584232421" calcext:value-type="float">
            <text:p>8.358423242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9.82045342237" calcext:value-type="float">
            <text:p>9.8204534224</text:p>
          </table:table-cell>
          <table:table-cell office:value-type="float" office:value="3.98096933807" calcext:value-type="float">
            <text:p>3.9809693381</text:p>
          </table:table-cell>
          <table:table-cell office:value-type="float" office:value="5.8394840843" calcext:value-type="float">
            <text:p>5.8394840843</text:p>
          </table:table-cell>
          <table:table-cell office:value-type="float" office:value="8.57839686635" calcext:value-type="float">
            <text:p>8.578396866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9.81988405969" calcext:value-type="float">
            <text:p>9.8198840597</text:p>
          </table:table-cell>
          <table:table-cell office:value-type="float" office:value="3.96773381742" calcext:value-type="float">
            <text:p>3.9677338174</text:p>
          </table:table-cell>
          <table:table-cell office:value-type="float" office:value="5.85215024227" calcext:value-type="float">
            <text:p>5.8521502423</text:p>
          </table:table-cell>
          <table:table-cell office:value-type="float" office:value="8.80415966805" calcext:value-type="float">
            <text:p>8.80415966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.81950622012" calcext:value-type="float">
            <text:p>9.8195062201</text:p>
          </table:table-cell>
          <table:table-cell office:value-type="float" office:value="3.95186328901" calcext:value-type="float">
            <text:p>3.951863289</text:p>
          </table:table-cell>
          <table:table-cell office:value-type="float" office:value="5.86764293111" calcext:value-type="float">
            <text:p>5.8676429311</text:p>
          </table:table-cell>
          <table:table-cell office:value-type="float" office:value="9.03586400445" calcext:value-type="float">
            <text:p>9.035864004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81912175515" calcext:value-type="float">
            <text:p>9.8191217552</text:p>
          </table:table-cell>
          <table:table-cell office:value-type="float" office:value="3.92943586014" calcext:value-type="float">
            <text:p>3.9294358601</text:p>
          </table:table-cell>
          <table:table-cell office:value-type="float" office:value="5.88968589501" calcext:value-type="float">
            <text:p>5.889685895</text:p>
          </table:table-cell>
          <table:table-cell office:value-type="float" office:value="9.27366624247" calcext:value-type="float">
            <text:p>9.273666242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9.81868250486" calcext:value-type="float">
            <text:p>9.8186825049</text:p>
          </table:table-cell>
          <table:table-cell office:value-type="float" office:value="3.90582782471" calcext:value-type="float">
            <text:p>3.9058278247</text:p>
          </table:table-cell>
          <table:table-cell office:value-type="float" office:value="5.91285468015" calcext:value-type="float">
            <text:p>5.9128546802</text:p>
          </table:table-cell>
          <table:table-cell office:value-type="float" office:value="9.51772686423" calcext:value-type="float">
            <text:p>9.517726864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9.81817107565" calcext:value-type="float">
            <text:p>9.8181710757</text:p>
          </table:table-cell>
          <table:table-cell office:value-type="float" office:value="3.89257716199" calcext:value-type="float">
            <text:p>3.892577162</text:p>
          </table:table-cell>
          <table:table-cell office:value-type="float" office:value="5.92559391365" calcext:value-type="float">
            <text:p>5.9255939137</text:p>
          </table:table-cell>
          <table:table-cell office:value-type="float" office:value="9.76821057537" calcext:value-type="float">
            <text:p>9.768210575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.81764147592" calcext:value-type="float">
            <text:p>9.8176414759</text:p>
          </table:table-cell>
          <table:table-cell office:value-type="float" office:value="3.87936058891" calcext:value-type="float">
            <text:p>3.8793605889</text:p>
          </table:table-cell>
          <table:table-cell office:value-type="float" office:value="5.93828088702" calcext:value-type="float">
            <text:p>5.938280887</text:p>
          </table:table-cell>
          <table:table-cell office:value-type="float" office:value="10.0252864162" calcext:value-type="float">
            <text:p>10.0252864162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9.8171944579" calcext:value-type="float">
            <text:p>9.8171944579</text:p>
          </table:table-cell>
          <table:table-cell office:value-type="float" office:value="3.86566981295" calcext:value-type="float">
            <text:p>3.865669813</text:p>
          </table:table-cell>
          <table:table-cell office:value-type="float" office:value="5.95152464494" calcext:value-type="float">
            <text:p>5.9515246449</text:p>
          </table:table-cell>
          <table:table-cell office:value-type="float" office:value="10.2891278756" calcext:value-type="float">
            <text:p>10.28912787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.8167789612" calcext:value-type="float">
            <text:p>9.8167789612</text:p>
          </table:table-cell>
          <table:table-cell office:value-type="float" office:value="3.84833714342" calcext:value-type="float">
            <text:p>3.8483371434</text:p>
          </table:table-cell>
          <table:table-cell office:value-type="float" office:value="5.96844181778" calcext:value-type="float">
            <text:p>5.9684418178</text:p>
          </table:table-cell>
          <table:table-cell office:value-type="float" office:value="10.5599130086" calcext:value-type="float">
            <text:p>10.5599130086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9.81642638743" calcext:value-type="float">
            <text:p>9.8164263874</text:p>
          </table:table-cell>
          <table:table-cell office:value-type="float" office:value="3.83132725941" calcext:value-type="float">
            <text:p>3.8313272594</text:p>
          </table:table-cell>
          <table:table-cell office:value-type="float" office:value="5.98509912802" calcext:value-type="float">
            <text:p>5.985099128</text:p>
          </table:table-cell>
          <table:table-cell office:value-type="float" office:value="10.8378245559" calcext:value-type="float">
            <text:p>10.837824555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.8160693132" calcext:value-type="float">
            <text:p>9.8160693132</text:p>
          </table:table-cell>
          <table:table-cell office:value-type="float" office:value="3.80940343075" calcext:value-type="float">
            <text:p>3.8094034308</text:p>
          </table:table-cell>
          <table:table-cell office:value-type="float" office:value="6.00666588245" calcext:value-type="float">
            <text:p>6.0066658825</text:p>
          </table:table-cell>
          <table:table-cell office:value-type="float" office:value="11.1230500677" calcext:value-type="float">
            <text:p>11.123050067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9.81573461408" calcext:value-type="float">
            <text:p>9.8157346141</text:p>
          </table:table-cell>
          <table:table-cell office:value-type="float" office:value="3.77879683358" calcext:value-type="float">
            <text:p>3.7787968336</text:p>
          </table:table-cell>
          <table:table-cell office:value-type="float" office:value="6.03693778051" calcext:value-type="float">
            <text:p>6.0369377805</text:p>
          </table:table-cell>
          <table:table-cell office:value-type="float" office:value="11.4157820298" calcext:value-type="float">
            <text:p>11.415782029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9.81545122638" calcext:value-type="float">
            <text:p>9.8154512264</text:p>
          </table:table-cell>
          <table:table-cell office:value-type="float" office:value="3.74965016163" calcext:value-type="float">
            <text:p>3.7496501616</text:p>
          </table:table-cell>
          <table:table-cell office:value-type="float" office:value="6.06580106475" calcext:value-type="float">
            <text:p>6.0658010648</text:p>
          </table:table-cell>
          <table:table-cell office:value-type="float" office:value="11.7162179941" calcext:value-type="float">
            <text:p>11.716217994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9.81521238502" calcext:value-type="float">
            <text:p>9.815212385</text:p>
          </table:table-cell>
          <table:table-cell office:value-type="float" office:value="3.75323739986" calcext:value-type="float">
            <text:p>3.7532373999</text:p>
          </table:table-cell>
          <table:table-cell office:value-type="float" office:value="6.06197498515" calcext:value-type="float">
            <text:p>6.0619749852</text:p>
          </table:table-cell>
          <table:table-cell office:value-type="float" office:value="12.0245607114" calcext:value-type="float">
            <text:p>12.024560711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.81499531008" calcext:value-type="float">
            <text:p>9.8149953101</text:p>
          </table:table-cell>
          <table:table-cell office:value-type="float" office:value="3.75520279705" calcext:value-type="float">
            <text:p>3.7552027971</text:p>
          </table:table-cell>
          <table:table-cell office:value-type="float" office:value="6.05979251303" calcext:value-type="float">
            <text:p>6.059792513</text:p>
          </table:table-cell>
          <table:table-cell office:value-type="float" office:value="12.3410182684" calcext:value-type="float">
            <text:p>12.341018268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9.4999716072" calcext:value-type="float">
            <text:p>19.4999716072</text:p>
          </table:table-cell>
          <table:table-cell office:value-type="float" office:value="7.69636682871" calcext:value-type="float">
            <text:p>7.6963668287</text:p>
          </table:table-cell>
          <table:table-cell office:value-type="float" office:value="11.8036047785" calcext:value-type="float">
            <text:p>11.8036047785</text:p>
          </table:table-cell>
          <table:table-cell office:value-type="float" office:value="12.6658042282" calcext:value-type="float">
            <text:p>12.665804228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.4994076872" calcext:value-type="float">
            <text:p>19.4994076872</text:p>
          </table:table-cell>
          <table:table-cell office:value-type="float" office:value="7.68765056236" calcext:value-type="float">
            <text:p>7.6876505624</text:p>
          </table:table-cell>
          <table:table-cell office:value-type="float" office:value="11.8117571249" calcext:value-type="float">
            <text:p>11.8117571249</text:p>
          </table:table-cell>
          <table:table-cell office:value-type="float" office:value="12.9991377744" calcext:value-type="float">
            <text:p>12.9991377744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9.499071437" calcext:value-type="float">
            <text:p>19.499071437</text:p>
          </table:table-cell>
          <table:table-cell office:value-type="float" office:value="7.68179987809" calcext:value-type="float">
            <text:p>7.6817998781</text:p>
          </table:table-cell>
          <table:table-cell office:value-type="float" office:value="11.8172715589" calcext:value-type="float">
            <text:p>11.8172715589</text:p>
          </table:table-cell>
          <table:table-cell office:value-type="float" office:value="13.341243859" calcext:value-type="float">
            <text:p>13.34124385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.4988080345" calcext:value-type="float">
            <text:p>19.4988080345</text:p>
          </table:table-cell>
          <table:table-cell office:value-type="float" office:value="7.67847430829" calcext:value-type="float">
            <text:p>7.6784743083</text:p>
          </table:table-cell>
          <table:table-cell office:value-type="float" office:value="11.8203337262" calcext:value-type="float">
            <text:p>11.8203337262</text:p>
          </table:table-cell>
          <table:table-cell office:value-type="float" office:value="13.692353354" calcext:value-type="float">
            <text:p>13.69235335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9.4986172816" calcext:value-type="float">
            <text:p>19.4986172816</text:p>
          </table:table-cell>
          <table:table-cell office:value-type="float" office:value="7.6762328981" calcext:value-type="float">
            <text:p>7.6762328981</text:p>
          </table:table-cell>
          <table:table-cell office:value-type="float" office:value="11.8223843835" calcext:value-type="float">
            <text:p>11.8223843835</text:p>
          </table:table-cell>
          <table:table-cell office:value-type="float" office:value="14.0527032076" calcext:value-type="float">
            <text:p>14.052703207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.4984479317" calcext:value-type="float">
            <text:p>19.4984479317</text:p>
          </table:table-cell>
          <table:table-cell office:value-type="float" office:value="7.67845135736" calcext:value-type="float">
            <text:p>7.6784513574</text:p>
          </table:table-cell>
          <table:table-cell office:value-type="float" office:value="11.8199965744" calcext:value-type="float">
            <text:p>11.8199965744</text:p>
          </table:table-cell>
          <table:table-cell office:value-type="float" office:value="14.4225366039" calcext:value-type="float">
            <text:p>14.4225366039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9.4982381121" calcext:value-type="float">
            <text:p>19.4982381121</text:p>
          </table:table-cell>
          <table:table-cell office:value-type="float" office:value="7.68521518678" calcext:value-type="float">
            <text:p>7.6852151868</text:p>
          </table:table-cell>
          <table:table-cell office:value-type="float" office:value="11.8130229253" calcext:value-type="float">
            <text:p>11.8130229253</text:p>
          </table:table-cell>
          <table:table-cell office:value-type="float" office:value="14.8021031269" calcext:value-type="float">
            <text:p>14.802103126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.4980167906" calcext:value-type="float">
            <text:p>19.4980167906</text:p>
          </table:table-cell>
          <table:table-cell office:value-type="float" office:value="7.69269666702" calcext:value-type="float">
            <text:p>7.692696667</text:p>
          </table:table-cell>
          <table:table-cell office:value-type="float" office:value="11.8053201236" calcext:value-type="float">
            <text:p>11.8053201236</text:p>
          </table:table-cell>
          <table:table-cell office:value-type="float" office:value="15.1916589291" calcext:value-type="float">
            <text:p>15.191658929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9.4977663732" calcext:value-type="float">
            <text:p>19.4977663732</text:p>
          </table:table-cell>
          <table:table-cell office:value-type="float" office:value="7.69762955983" calcext:value-type="float">
            <text:p>7.6976295598</text:p>
          </table:table-cell>
          <table:table-cell office:value-type="float" office:value="11.8001368134" calcext:value-type="float">
            <text:p>11.8001368134</text:p>
          </table:table-cell>
          <table:table-cell office:value-type="float" office:value="15.5914669044" calcext:value-type="float">
            <text:p>15.59146690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.4971527724" calcext:value-type="float">
            <text:p>19.4971527724</text:p>
          </table:table-cell>
          <table:table-cell office:value-type="float" office:value="7.7136232654" calcext:value-type="float">
            <text:p>7.7136232654</text:p>
          </table:table-cell>
          <table:table-cell office:value-type="float" office:value="11.783529507" calcext:value-type="float">
            <text:p>11.783529507</text:p>
          </table:table-cell>
          <table:table-cell office:value-type="float" office:value="16.0017968653" calcext:value-type="float">
            <text:p>16.0017968653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6.4229257252" calcext:value-type="float">
            <text:p>16.4229257252</text:p>
          </table:table-cell>
          <table:table-cell office:value-type="float" office:value="8.07291093748" calcext:value-type="float">
            <text:p>8.0729109375</text:p>
          </table:table-cell>
          <table:table-cell office:value-type="float" office:value="8.35001478777" calcext:value-type="float">
            <text:p>8.3500147878</text:p>
          </table:table-cell>
          <table:table-cell office:value-type="float" office:value="16.4229257252" calcext:value-type="float">
            <text:p>16.422925725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6.4193023451" calcext:value-type="float">
            <text:p>16.4193023451</text:p>
          </table:table-cell>
          <table:table-cell office:value-type="float" office:value="7.99181890692" calcext:value-type="float">
            <text:p>7.9918189069</text:p>
          </table:table-cell>
          <table:table-cell office:value-type="float" office:value="8.4274834382" calcext:value-type="float">
            <text:p>8.4274834382</text:p>
          </table:table-cell>
          <table:table-cell office:value-type="float" office:value="16.8551376853" calcext:value-type="float">
            <text:p>16.8551376853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6.4145745323" calcext:value-type="float">
            <text:p>16.4145745323</text:p>
          </table:table-cell>
          <table:table-cell office:value-type="float" office:value="7.95004715731" calcext:value-type="float">
            <text:p>7.9500471573</text:p>
          </table:table-cell>
          <table:table-cell office:value-type="float" office:value="8.46452737496" calcext:value-type="float">
            <text:p>8.464527375</text:p>
          </table:table-cell>
          <table:table-cell office:value-type="float" office:value="17.2987244261" calcext:value-type="float">
            <text:p>17.298724426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6.412287982" calcext:value-type="float">
            <text:p>16.412287982</text:p>
          </table:table-cell>
          <table:table-cell office:value-type="float" office:value="7.96486697868" calcext:value-type="float">
            <text:p>7.9648669787</text:p>
          </table:table-cell>
          <table:table-cell office:value-type="float" office:value="8.44742100334" calcext:value-type="float">
            <text:p>8.4474210033</text:p>
          </table:table-cell>
          <table:table-cell office:value-type="float" office:value="17.7539853044" calcext:value-type="float">
            <text:p>17.7539853044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16.411742261" calcext:value-type="float">
            <text:p>16.411742261</text:p>
          </table:table-cell>
          <table:table-cell office:value-type="float" office:value="7.96660292277" calcext:value-type="float">
            <text:p>7.9666029228</text:p>
          </table:table-cell>
          <table:table-cell office:value-type="float" office:value="8.44513933818" calcext:value-type="float">
            <text:p>8.4451393382</text:p>
          </table:table-cell>
          <table:table-cell office:value-type="float" office:value="18.2212275556" calcext:value-type="float">
            <text:p>18.221227555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6.4117059052" calcext:value-type="float">
            <text:p>16.4117059052</text:p>
          </table:table-cell>
          <table:table-cell office:value-type="float" office:value="7.91897339636" calcext:value-type="float">
            <text:p>7.9189733964</text:p>
          </table:table-cell>
          <table:table-cell office:value-type="float" office:value="8.49273250888" calcext:value-type="float">
            <text:p>8.4927325089</text:p>
          </table:table-cell>
          <table:table-cell office:value-type="float" office:value="18.7007665007" calcext:value-type="float">
            <text:p>18.7007665007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16.4109849295" calcext:value-type="float">
            <text:p>16.4109849295</text:p>
          </table:table-cell>
          <table:table-cell office:value-type="float" office:value="7.92104962216" calcext:value-type="float">
            <text:p>7.9210496222</text:p>
          </table:table-cell>
          <table:table-cell office:value-type="float" office:value="8.48993530735" calcext:value-type="float">
            <text:p>8.4899353074</text:p>
          </table:table-cell>
          <table:table-cell office:value-type="float" office:value="19.192925759" calcext:value-type="float">
            <text:p>19.1929257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6.4100103561" calcext:value-type="float">
            <text:p>16.4100103561</text:p>
          </table:table-cell>
          <table:table-cell office:value-type="float" office:value="7.93392304573" calcext:value-type="float">
            <text:p>7.9339230457</text:p>
          </table:table-cell>
          <table:table-cell office:value-type="float" office:value="8.47608731037" calcext:value-type="float">
            <text:p>8.4760873104</text:p>
          </table:table-cell>
          <table:table-cell office:value-type="float" office:value="19.6980374669" calcext:value-type="float">
            <text:p>19.69803746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6.41140466" calcext:value-type="float">
            <text:p>16.41140466</text:p>
          </table:table-cell>
          <table:table-cell office:value-type="float" office:value="7.92191926646" calcext:value-type="float">
            <text:p>7.9219192665</text:p>
          </table:table-cell>
          <table:table-cell office:value-type="float" office:value="8.48948539355" calcext:value-type="float">
            <text:p>8.4894853936</text:p>
          </table:table-cell>
          <table:table-cell office:value-type="float" office:value="20.2164425017" calcext:value-type="float">
            <text:p>20.216442501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6.40463457" calcext:value-type="float">
            <text:p>16.40463457</text:p>
          </table:table-cell>
          <table:table-cell office:value-type="float" office:value="7.76582611945" calcext:value-type="float">
            <text:p>7.7658261195</text:p>
          </table:table-cell>
          <table:table-cell office:value-type="float" office:value="8.63880845059" calcext:value-type="float">
            <text:p>8.6388084506</text:p>
          </table:table-cell>
          <table:table-cell office:value-type="float" office:value="20.748490712" calcext:value-type="float">
            <text:p>20.748490712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16.399386084" calcext:value-type="float">
            <text:p>16.399386084</text:p>
          </table:table-cell>
          <table:table-cell office:value-type="float" office:value="7.67895387974" calcext:value-type="float">
            <text:p>7.6789538797</text:p>
          </table:table-cell>
          <table:table-cell office:value-type="float" office:value="8.72043220423" calcext:value-type="float">
            <text:p>8.7204322042</text:p>
          </table:table-cell>
          <table:table-cell office:value-type="float" office:value="21.2945411532" calcext:value-type="float">
            <text:p>21.294541153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6.3989624868" calcext:value-type="float">
            <text:p>16.3989624868</text:p>
          </table:table-cell>
          <table:table-cell office:value-type="float" office:value="7.63909709622" calcext:value-type="float">
            <text:p>7.6390970962</text:p>
          </table:table-cell>
          <table:table-cell office:value-type="float" office:value="8.75986539054" calcext:value-type="float">
            <text:p>8.7598653905</text:p>
          </table:table-cell>
          <table:table-cell office:value-type="float" office:value="21.8549623306" calcext:value-type="float">
            <text:p>21.8549623306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16.4010307984" calcext:value-type="float">
            <text:p>16.4010307984</text:p>
          </table:table-cell>
          <table:table-cell office:value-type="float" office:value="7.75012878967" calcext:value-type="float">
            <text:p>7.7501287897</text:p>
          </table:table-cell>
          <table:table-cell office:value-type="float" office:value="8.65090200869" calcext:value-type="float">
            <text:p>8.6509020087</text:p>
          </table:table-cell>
          <table:table-cell office:value-type="float" office:value="22.4301324473" calcext:value-type="float">
            <text:p>22.430132447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.3986405675" calcext:value-type="float">
            <text:p>16.3986405675</text:p>
          </table:table-cell>
          <table:table-cell office:value-type="float" office:value="7.9586942233" calcext:value-type="float">
            <text:p>7.9586942233</text:p>
          </table:table-cell>
          <table:table-cell office:value-type="float" office:value="8.43994634419" calcext:value-type="float">
            <text:p>8.4399463442</text:p>
          </table:table-cell>
          <table:table-cell office:value-type="float" office:value="23.02043966" calcext:value-type="float">
            <text:p>23.02043966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16.3910244751" calcext:value-type="float">
            <text:p>16.3910244751</text:p>
          </table:table-cell>
          <table:table-cell office:value-type="float" office:value="8.11201756816" calcext:value-type="float">
            <text:p>8.1120175682</text:p>
          </table:table-cell>
          <table:table-cell office:value-type="float" office:value="8.27900690691" calcext:value-type="float">
            <text:p>8.2790069069</text:p>
          </table:table-cell>
          <table:table-cell office:value-type="float" office:value="23.6262823408" calcext:value-type="float">
            <text:p>23.6262823408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6.3892005348" calcext:value-type="float">
            <text:p>16.3892005348</text:p>
          </table:table-cell>
          <table:table-cell office:value-type="float" office:value="8.11145705286" calcext:value-type="float">
            <text:p>8.1114570529</text:p>
          </table:table-cell>
          <table:table-cell office:value-type="float" office:value="8.27774348189" calcext:value-type="float">
            <text:p>8.2777434819</text:p>
          </table:table-cell>
          <table:table-cell office:value-type="float" office:value="24.2480693458" calcext:value-type="float">
            <text:p>24.2480693458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16.3877442102" calcext:value-type="float">
            <text:p>16.3877442102</text:p>
          </table:table-cell>
          <table:table-cell office:value-type="float" office:value="8.0968671803" calcext:value-type="float">
            <text:p>8.0968671803</text:p>
          </table:table-cell>
          <table:table-cell office:value-type="float" office:value="8.29087702991" calcext:value-type="float">
            <text:p>8.2908770299</text:p>
          </table:table-cell>
          <table:table-cell office:value-type="float" office:value="24.8862202913" calcext:value-type="float">
            <text:p>24.886220291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6.3866974314" calcext:value-type="float">
            <text:p>16.3866974314</text:p>
          </table:table-cell>
          <table:table-cell office:value-type="float" office:value="8.07210595816" calcext:value-type="float">
            <text:p>8.0721059582</text:p>
          </table:table-cell>
          <table:table-cell office:value-type="float" office:value="8.3145914732" calcext:value-type="float">
            <text:p>8.3145914732</text:p>
          </table:table-cell>
          <table:table-cell office:value-type="float" office:value="25.541165837" calcext:value-type="float">
            <text:p>25.54116583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6.3855294168" calcext:value-type="float">
            <text:p>16.3855294168</text:p>
          </table:table-cell>
          <table:table-cell office:value-type="float" office:value="8.03400519965" calcext:value-type="float">
            <text:p>8.0340051997</text:p>
          </table:table-cell>
          <table:table-cell office:value-type="float" office:value="8.35152421713" calcext:value-type="float">
            <text:p>8.3515242171</text:p>
          </table:table-cell>
          <table:table-cell office:value-type="float" office:value="26.2133479763" calcext:value-type="float">
            <text:p>26.213347976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6.3844691284" calcext:value-type="float">
            <text:p>16.3844691284</text:p>
          </table:table-cell>
          <table:table-cell office:value-type="float" office:value="8.00240255393" calcext:value-type="float">
            <text:p>8.0024025539</text:p>
          </table:table-cell>
          <table:table-cell office:value-type="float" office:value="8.38206657443" calcext:value-type="float">
            <text:p>8.3820665744</text:p>
          </table:table-cell>
          <table:table-cell office:value-type="float" office:value="26.9032203352" calcext:value-type="float">
            <text:p>26.9032203352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6.3825564569" calcext:value-type="float">
            <text:p>16.3825564569</text:p>
          </table:table-cell>
          <table:table-cell office:value-type="float" office:value="7.98160515779" calcext:value-type="float">
            <text:p>7.9816051578</text:p>
          </table:table-cell>
          <table:table-cell office:value-type="float" office:value="8.40095129913" calcext:value-type="float">
            <text:p>8.4009512991</text:p>
          </table:table-cell>
          <table:table-cell office:value-type="float" office:value="27.6112484775" calcext:value-type="float">
            <text:p>27.611248477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6.3809545825" calcext:value-type="float">
            <text:p>16.3809545825</text:p>
          </table:table-cell>
          <table:table-cell office:value-type="float" office:value="7.96883886226" calcext:value-type="float">
            <text:p>7.9688388623</text:p>
          </table:table-cell>
          <table:table-cell office:value-type="float" office:value="8.41211572024" calcext:value-type="float">
            <text:p>8.4121157202</text:p>
          </table:table-cell>
          <table:table-cell office:value-type="float" office:value="28.33791022" calcext:value-type="float">
            <text:p>28.33791022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6.3798059114" calcext:value-type="float">
            <text:p>16.3798059114</text:p>
          </table:table-cell>
          <table:table-cell office:value-type="float" office:value="7.95677116657" calcext:value-type="float">
            <text:p>7.9567711666</text:p>
          </table:table-cell>
          <table:table-cell office:value-type="float" office:value="8.42303474482" calcext:value-type="float">
            <text:p>8.4230347448</text:p>
          </table:table-cell>
          <table:table-cell office:value-type="float" office:value="29.0836959542" calcext:value-type="float">
            <text:p>29.083695954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9.4671926036" calcext:value-type="float">
            <text:p>29.4671926036</text:p>
          </table:table-cell>
          <table:table-cell office:value-type="float" office:value="13.8683174781" calcext:value-type="float">
            <text:p>13.8683174781</text:p>
          </table:table-cell>
          <table:table-cell office:value-type="float" office:value="15.5988751255" calcext:value-type="float">
            <text:p>15.5988751255</text:p>
          </table:table-cell>
          <table:table-cell office:value-type="float" office:value="29.8491089778" calcext:value-type="float">
            <text:p>29.8491089778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29.4651676923" calcext:value-type="float">
            <text:p>29.4651676923</text:p>
          </table:table-cell>
          <table:table-cell office:value-type="float" office:value="13.8596049778" calcext:value-type="float">
            <text:p>13.8596049778</text:p>
          </table:table-cell>
          <table:table-cell office:value-type="float" office:value="15.6055627144" calcext:value-type="float">
            <text:p>15.6055627144</text:p>
          </table:table-cell>
          <table:table-cell office:value-type="float" office:value="30.6346658337" calcext:value-type="float">
            <text:p>30.634665833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9.4639892774" calcext:value-type="float">
            <text:p>29.4639892774</text:p>
          </table:table-cell>
          <table:table-cell office:value-type="float" office:value="13.8557590363" calcext:value-type="float">
            <text:p>13.8557590363</text:p>
          </table:table-cell>
          <table:table-cell office:value-type="float" office:value="15.6082302411" calcext:value-type="float">
            <text:p>15.6082302411</text:p>
          </table:table-cell>
          <table:table-cell office:value-type="float" office:value="31.4408966592" calcext:value-type="float">
            <text:p>31.4408966592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29.463069421" calcext:value-type="float">
            <text:p>29.463069421</text:p>
          </table:table-cell>
          <table:table-cell office:value-type="float" office:value="13.860158561" calcext:value-type="float">
            <text:p>13.860158561</text:p>
          </table:table-cell>
          <table:table-cell office:value-type="float" office:value="15.6029108599" calcext:value-type="float">
            <text:p>15.6029108599</text:p>
          </table:table-cell>
          <table:table-cell office:value-type="float" office:value="32.2683455437" calcext:value-type="float">
            <text:p>32.268345543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9.4621551108" calcext:value-type="float">
            <text:p>29.4621551108</text:p>
          </table:table-cell>
          <table:table-cell office:value-type="float" office:value="13.8668269368" calcext:value-type="float">
            <text:p>13.8668269368</text:p>
          </table:table-cell>
          <table:table-cell office:value-type="float" office:value="15.595328174" calcext:value-type="float">
            <text:p>15.595328174</text:p>
          </table:table-cell>
          <table:table-cell office:value-type="float" office:value="33.1175708955" calcext:value-type="float">
            <text:p>33.117570895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29.4613025456" calcext:value-type="float">
            <text:p>29.4613025456</text:p>
          </table:table-cell>
          <table:table-cell office:value-type="float" office:value="13.8701949927" calcext:value-type="float">
            <text:p>13.8701949927</text:p>
          </table:table-cell>
          <table:table-cell office:value-type="float" office:value="15.5911075529" calcext:value-type="float">
            <text:p>15.5911075529</text:p>
          </table:table-cell>
          <table:table-cell office:value-type="float" office:value="33.9891458188" calcext:value-type="float">
            <text:p>33.989145818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9.4602758257" calcext:value-type="float">
            <text:p>29.4602758257</text:p>
          </table:table-cell>
          <table:table-cell office:value-type="float" office:value="13.8731332864" calcext:value-type="float">
            <text:p>13.8731332864</text:p>
          </table:table-cell>
          <table:table-cell office:value-type="float" office:value="15.5871425392" calcext:value-type="float">
            <text:p>15.5871425392</text:p>
          </table:table-cell>
          <table:table-cell office:value-type="float" office:value="34.8836585007" calcext:value-type="float">
            <text:p>34.8836585007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29.4598140085" calcext:value-type="float">
            <text:p>29.4598140085</text:p>
          </table:table-cell>
          <table:table-cell office:value-type="float" office:value="13.8738008601" calcext:value-type="float">
            <text:p>13.8738008601</text:p>
          </table:table-cell>
          <table:table-cell office:value-type="float" office:value="15.5860131485" calcext:value-type="float">
            <text:p>15.5860131485</text:p>
          </table:table-cell>
          <table:table-cell office:value-type="float" office:value="35.8017126079" calcext:value-type="float">
            <text:p>35.801712607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9.4599160648" calcext:value-type="float">
            <text:p>29.4599160648</text:p>
          </table:table-cell>
          <table:table-cell office:value-type="float" office:value="13.8629404794" calcext:value-type="float">
            <text:p>13.8629404794</text:p>
          </table:table-cell>
          <table:table-cell office:value-type="float" office:value="15.5969755855" calcext:value-type="float">
            <text:p>15.5969755855</text:p>
          </table:table-cell>
          <table:table-cell office:value-type="float" office:value="36.7439276943" calcext:value-type="float">
            <text:p>36.7439276943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29.4580957756" calcext:value-type="float">
            <text:p>29.4580957756</text:p>
          </table:table-cell>
          <table:table-cell office:value-type="float" office:value="13.9228059732" calcext:value-type="float">
            <text:p>13.9228059732</text:p>
          </table:table-cell>
          <table:table-cell office:value-type="float" office:value="15.5352898024" calcext:value-type="float">
            <text:p>15.5352898024</text:p>
          </table:table-cell>
          <table:table-cell office:value-type="float" office:value="37.7109396186" calcext:value-type="float">
            <text:p>37.71093961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.4631334483" calcext:value-type="float">
            <text:p>19.4631334483</text:p>
          </table:table-cell>
          <table:table-cell office:value-type="float" office:value="9.01493252232" calcext:value-type="float">
            <text:p>9.0149325223</text:p>
          </table:table-cell>
          <table:table-cell office:value-type="float" office:value="10.448200926" calcext:value-type="float">
            <text:p>10.448200926</text:p>
          </table:table-cell>
          <table:table-cell office:value-type="float" office:value="38.7034009743" calcext:value-type="float">
            <text:p>38.7034009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1:05:02.918167581</dc:date>
    <meta:editing-duration>PT4M3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24cm" svg:y="0.316cm" chart:style-name="ch2">
          <text:p>28.57% ImpedanceMismatch m=n=0.7 eps=tau=0.5</text:p>
        </chart:title>
        <chart:subtitle svg:x="5.628cm" svg:y="1.275cm" chart:style-name="ch3">
          <text:p>Symmetric Initial Condition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1.952cm" svg:y="2.29cm" svg:width="9.5cm" svg:height="4.504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5.85142775267">
                <text:p>5.85142775267</text:p>
                <draw:g>
                  <svg:desc>EnergyVals.B1:EnergyVals.B101</svg:desc>
                </draw:g>
              </table:table-cell>
              <table:table-cell office:value-type="float" office:value="2.92571387633">
                <text:p>2.92571387633</text:p>
                <draw:g>
                  <svg:desc>EnergyVals.C1:EnergyVals.C101</svg:desc>
                </draw:g>
              </table:table-cell>
              <table:table-cell office:value-type="float" office:value="2.92571387633">
                <text:p>2.92571387633</text:p>
                <draw:g>
                  <svg:desc>EnergyVals.D1:EnergyVals.D101</svg:desc>
                </draw:g>
              </table:table-cell>
              <table:table-cell office:value-type="float" office:value="2.88118769779">
                <text:p>2.88118769779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5.85146330575">
                <text:p>5.85146330575</text:p>
              </table:table-cell>
              <table:table-cell office:value-type="float" office:value="2.92552229107">
                <text:p>2.92552229107</text:p>
              </table:table-cell>
              <table:table-cell office:value-type="float" office:value="2.92594101469">
                <text:p>2.92594101469</text:p>
              </table:table-cell>
              <table:table-cell office:value-type="float" office:value="2.95701363788">
                <text:p>2.9570136378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5.85153981101">
                <text:p>5.85153981101</text:p>
              </table:table-cell>
              <table:table-cell office:value-type="float" office:value="2.92430272161">
                <text:p>2.92430272161</text:p>
              </table:table-cell>
              <table:table-cell office:value-type="float" office:value="2.9272370894">
                <text:p>2.9272370894</text:p>
              </table:table-cell>
              <table:table-cell office:value-type="float" office:value="3.0348351346">
                <text:p>3.0348351346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5.85162314774">
                <text:p>5.85162314774</text:p>
              </table:table-cell>
              <table:table-cell office:value-type="float" office:value="2.92161473924">
                <text:p>2.92161473924</text:p>
              </table:table-cell>
              <table:table-cell office:value-type="float" office:value="2.9300084085">
                <text:p>2.9300084085</text:p>
              </table:table-cell>
              <table:table-cell office:value-type="float" office:value="3.11470470619">
                <text:p>3.1147047061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5.85169160101">
                <text:p>5.85169160101</text:p>
              </table:table-cell>
              <table:table-cell office:value-type="float" office:value="2.91752710081">
                <text:p>2.91752710081</text:p>
              </table:table-cell>
              <table:table-cell office:value-type="float" office:value="2.93416450019">
                <text:p>2.93416450019</text:p>
              </table:table-cell>
              <table:table-cell office:value-type="float" office:value="3.19667625308">
                <text:p>3.19667625308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5.8517334464">
                <text:p>5.8517334464</text:p>
              </table:table-cell>
              <table:table-cell office:value-type="float" office:value="2.91241440153">
                <text:p>2.91241440153</text:p>
              </table:table-cell>
              <table:table-cell office:value-type="float" office:value="2.93931904488">
                <text:p>2.93931904488</text:p>
              </table:table-cell>
              <table:table-cell office:value-type="float" office:value="3.2808050942">
                <text:p>3.280805094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5.85174472921">
                <text:p>5.85174472921</text:p>
              </table:table-cell>
              <table:table-cell office:value-type="float" office:value="2.9067958631">
                <text:p>2.9067958631</text:p>
              </table:table-cell>
              <table:table-cell office:value-type="float" office:value="2.94494886611">
                <text:p>2.94494886611</text:p>
              </table:table-cell>
              <table:table-cell office:value-type="float" office:value="3.36714800435">
                <text:p>3.36714800435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5.85172725461">
                <text:p>5.85172725461</text:p>
              </table:table-cell>
              <table:table-cell office:value-type="float" office:value="2.90121239642">
                <text:p>2.90121239642</text:p>
              </table:table-cell>
              <table:table-cell office:value-type="float" office:value="2.95051485819">
                <text:p>2.95051485819</text:p>
              </table:table-cell>
              <table:table-cell office:value-type="float" office:value="3.45576325252">
                <text:p>3.4557632525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5.85168678382">
                <text:p>5.85168678382</text:p>
              </table:table-cell>
              <table:table-cell office:value-type="float" office:value="2.89613811474">
                <text:p>2.89613811474</text:p>
              </table:table-cell>
              <table:table-cell office:value-type="float" office:value="2.95554866908">
                <text:p>2.95554866908</text:p>
              </table:table-cell>
              <table:table-cell office:value-type="float" office:value="3.54671064118">
                <text:p>3.54671064118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5.85163144974">
                <text:p>5.85163144974</text:p>
              </table:table-cell>
              <table:table-cell office:value-type="float" office:value="2.89192242362">
                <text:p>2.89192242362</text:p>
              </table:table-cell>
              <table:table-cell office:value-type="float" office:value="2.95970902612">
                <text:p>2.95970902612</text:p>
              </table:table-cell>
              <table:table-cell office:value-type="float" office:value="3.64005154667">
                <text:p>3.6400515466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5.85155821316">
                <text:p>5.85155821316</text:p>
              </table:table-cell>
              <table:table-cell office:value-type="float" office:value="2.88857919866">
                <text:p>2.88857919866</text:p>
              </table:table-cell>
              <table:table-cell office:value-type="float" office:value="2.9629790145">
                <text:p>2.9629790145</text:p>
              </table:table-cell>
              <table:table-cell office:value-type="float" office:value="3.73584896061">
                <text:p>3.73584896061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5.85147030979">
                <text:p>5.85147030979</text:p>
              </table:table-cell>
              <table:table-cell office:value-type="float" office:value="2.8853295872">
                <text:p>2.8853295872</text:p>
              </table:table-cell>
              <table:table-cell office:value-type="float" office:value="2.96614072259">
                <text:p>2.96614072259</text:p>
              </table:table-cell>
              <table:table-cell office:value-type="float" office:value="3.83416753239">
                <text:p>3.8341675323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5.85137890038">
                <text:p>5.85137890038</text:p>
              </table:table-cell>
              <table:table-cell office:value-type="float" office:value="2.88177281053">
                <text:p>2.88177281053</text:p>
              </table:table-cell>
              <table:table-cell office:value-type="float" office:value="2.96960608984">
                <text:p>2.96960608984</text:p>
              </table:table-cell>
              <table:table-cell office:value-type="float" office:value="3.93507361284">
                <text:p>3.93507361284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5.8512930883">
                <text:p>5.8512930883</text:p>
              </table:table-cell>
              <table:table-cell office:value-type="float" office:value="2.87853759599">
                <text:p>2.87853759599</text:p>
              </table:table-cell>
              <table:table-cell office:value-type="float" office:value="2.9727554923">
                <text:p>2.9727554923</text:p>
              </table:table-cell>
              <table:table-cell office:value-type="float" office:value="4.03863529896">
                <text:p>4.0386352989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5.85123491116">
                <text:p>5.85123491116</text:p>
              </table:table-cell>
              <table:table-cell office:value-type="float" office:value="2.87612153728">
                <text:p>2.87612153728</text:p>
              </table:table-cell>
              <table:table-cell office:value-type="float" office:value="2.97511337388">
                <text:p>2.97511337388</text:p>
              </table:table-cell>
              <table:table-cell office:value-type="float" office:value="4.14492247993">
                <text:p>4.14492247993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5.85121593322">
                <text:p>5.85121593322</text:p>
              </table:table-cell>
              <table:table-cell office:value-type="float" office:value="2.87459684365">
                <text:p>2.87459684365</text:p>
              </table:table-cell>
              <table:table-cell office:value-type="float" office:value="2.97661908957">
                <text:p>2.97661908957</text:p>
              </table:table-cell>
              <table:table-cell office:value-type="float" office:value="4.25400688421">
                <text:p>4.254006884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5.85123871745">
                <text:p>5.85123871745</text:p>
              </table:table-cell>
              <table:table-cell office:value-type="float" office:value="2.87374429887">
                <text:p>2.87374429887</text:p>
              </table:table-cell>
              <table:table-cell office:value-type="float" office:value="2.97749441858">
                <text:p>2.97749441858</text:p>
              </table:table-cell>
              <table:table-cell office:value-type="float" office:value="4.36596212802">
                <text:p>4.36596212802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5.8512985564">
                <text:p>5.8512985564</text:p>
              </table:table-cell>
              <table:table-cell office:value-type="float" office:value="2.87317856172">
                <text:p>2.87317856172</text:p>
              </table:table-cell>
              <table:table-cell office:value-type="float" office:value="2.97811999468">
                <text:p>2.97811999468</text:p>
              </table:table-cell>
              <table:table-cell office:value-type="float" office:value="4.48086376494">
                <text:p>4.4808637649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5.85138523767">
                <text:p>5.85138523767</text:p>
              </table:table-cell>
              <table:table-cell office:value-type="float" office:value="2.87246065068">
                <text:p>2.87246065068</text:p>
              </table:table-cell>
              <table:table-cell office:value-type="float" office:value="2.97892458699">
                <text:p>2.97892458699</text:p>
              </table:table-cell>
              <table:table-cell office:value-type="float" office:value="4.59878933698">
                <text:p>4.59878933698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5.85150689396">
                <text:p>5.85150689396</text:p>
              </table:table-cell>
              <table:table-cell office:value-type="float" office:value="2.87016905006">
                <text:p>2.87016905006</text:p>
              </table:table-cell>
              <table:table-cell office:value-type="float" office:value="2.9813378439">
                <text:p>2.9813378439</text:p>
              </table:table-cell>
              <table:table-cell office:value-type="float" office:value="4.71981842683">
                <text:p>4.719818426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5.85163371008">
                <text:p>5.85163371008</text:p>
              </table:table-cell>
              <table:table-cell office:value-type="float" office:value="2.86399450335">
                <text:p>2.86399450335</text:p>
              </table:table-cell>
              <table:table-cell office:value-type="float" office:value="2.98763920673">
                <text:p>2.98763920673</text:p>
              </table:table-cell>
              <table:table-cell office:value-type="float" office:value="4.84403271164">
                <text:p>4.84403271164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5.85178664722">
                <text:p>5.85178664722</text:p>
              </table:table-cell>
              <table:table-cell office:value-type="float" office:value="2.85417953612">
                <text:p>2.85417953612</text:p>
              </table:table-cell>
              <table:table-cell office:value-type="float" office:value="2.9976071111">
                <text:p>2.9976071111</text:p>
              </table:table-cell>
              <table:table-cell office:value-type="float" office:value="4.97151601809">
                <text:p>4.97151601809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5.8519958823">
                <text:p>5.8519958823</text:p>
              </table:table-cell>
              <table:table-cell office:value-type="float" office:value="2.84228113409">
                <text:p>2.84228113409</text:p>
              </table:table-cell>
              <table:table-cell office:value-type="float" office:value="3.00971474822">
                <text:p>3.00971474822</text:p>
              </table:table-cell>
              <table:table-cell office:value-type="float" office:value="5.10235437896">
                <text:p>5.10235437896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5.85217736802">
                <text:p>5.85217736802</text:p>
              </table:table-cell>
              <table:table-cell office:value-type="float" office:value="2.83008623611">
                <text:p>2.83008623611</text:p>
              </table:table-cell>
              <table:table-cell office:value-type="float" office:value="3.02209113191">
                <text:p>3.02209113191</text:p>
              </table:table-cell>
              <table:table-cell office:value-type="float" office:value="5.23663609124">
                <text:p>5.2366360912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8.14118998824">
                <text:p>8.14118998824</text:p>
              </table:table-cell>
              <table:table-cell office:value-type="float" office:value="4.04284837866">
                <text:p>4.04284837866</text:p>
              </table:table-cell>
              <table:table-cell office:value-type="float" office:value="4.09834160957">
                <text:p>4.09834160957</text:p>
              </table:table-cell>
              <table:table-cell office:value-type="float" office:value="5.37445177567">
                <text:p>5.3744517756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.14085884179">
                <text:p>8.14085884179</text:p>
              </table:table-cell>
              <table:table-cell office:value-type="float" office:value="4.03831062168">
                <text:p>4.03831062168</text:p>
              </table:table-cell>
              <table:table-cell office:value-type="float" office:value="4.10254822011">
                <text:p>4.10254822011</text:p>
              </table:table-cell>
              <table:table-cell office:value-type="float" office:value="5.51589443791">
                <text:p>5.5158944379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8.14111124375">
                <text:p>8.14111124375</text:p>
              </table:table-cell>
              <table:table-cell office:value-type="float" office:value="4.04134060885">
                <text:p>4.04134060885</text:p>
              </table:table-cell>
              <table:table-cell office:value-type="float" office:value="4.0997706349">
                <text:p>4.0997706349</text:p>
              </table:table-cell>
              <table:table-cell office:value-type="float" office:value="5.66105953129">
                <text:p>5.66105953129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8.14157750818">
                <text:p>8.14157750818</text:p>
              </table:table-cell>
              <table:table-cell office:value-type="float" office:value="4.05095313799">
                <text:p>4.05095313799</text:p>
              </table:table-cell>
              <table:table-cell office:value-type="float" office:value="4.09062437018">
                <text:p>4.09062437018</text:p>
              </table:table-cell>
              <table:table-cell office:value-type="float" office:value="5.81004502127">
                <text:p>5.8100450212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8.14195109585">
                <text:p>8.14195109585</text:p>
              </table:table-cell>
              <table:table-cell office:value-type="float" office:value="4.06612720074">
                <text:p>4.06612720074</text:p>
              </table:table-cell>
              <table:table-cell office:value-type="float" office:value="4.0758238951">
                <text:p>4.0758238951</text:p>
              </table:table-cell>
              <table:table-cell office:value-type="float" office:value="5.96295145151">
                <text:p>5.96295145151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8.14184634909">
                <text:p>8.14184634909</text:p>
              </table:table-cell>
              <table:table-cell office:value-type="float" office:value="4.08377950518">
                <text:p>4.08377950518</text:p>
              </table:table-cell>
              <table:table-cell office:value-type="float" office:value="4.05806684391">
                <text:p>4.05806684391</text:p>
              </table:table-cell>
              <table:table-cell office:value-type="float" office:value="6.11988201174">
                <text:p>6.1198820117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8.14107417679">
                <text:p>8.14107417679</text:p>
              </table:table-cell>
              <table:table-cell office:value-type="float" office:value="4.09834627999">
                <text:p>4.09834627999</text:p>
              </table:table-cell>
              <table:table-cell office:value-type="float" office:value="4.0427278968">
                <text:p>4.0427278968</text:p>
              </table:table-cell>
              <table:table-cell office:value-type="float" office:value="6.28094260739">
                <text:p>6.28094260739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8.13982472861">
                <text:p>8.13982472861</text:p>
              </table:table-cell>
              <table:table-cell office:value-type="float" office:value="4.10420420576">
                <text:p>4.10420420576</text:p>
              </table:table-cell>
              <table:table-cell office:value-type="float" office:value="4.03562052286">
                <text:p>4.03562052286</text:p>
              </table:table-cell>
              <table:table-cell office:value-type="float" office:value="6.44624193108">
                <text:p>6.4462419310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8.1391352382">
                <text:p>8.1391352382</text:p>
              </table:table-cell>
              <table:table-cell office:value-type="float" office:value="4.10377665233">
                <text:p>4.10377665233</text:p>
              </table:table-cell>
              <table:table-cell office:value-type="float" office:value="4.03535858587">
                <text:p>4.03535858587</text:p>
              </table:table-cell>
              <table:table-cell office:value-type="float" office:value="6.61589153595">
                <text:p>6.61589153595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8.13902022047">
                <text:p>8.13902022047</text:p>
              </table:table-cell>
              <table:table-cell office:value-type="float" office:value="4.10468717019">
                <text:p>4.10468717019</text:p>
              </table:table-cell>
              <table:table-cell office:value-type="float" office:value="4.03433305029">
                <text:p>4.03433305029</text:p>
              </table:table-cell>
              <table:table-cell office:value-type="float" office:value="6.79000591095">
                <text:p>6.7900059109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9.82586596354">
                <text:p>9.82586596354</text:p>
              </table:table-cell>
              <table:table-cell office:value-type="float" office:value="3.87262462649">
                <text:p>3.87262462649</text:p>
              </table:table-cell>
              <table:table-cell office:value-type="float" office:value="5.95324133705">
                <text:p>5.95324133705</text:p>
              </table:table-cell>
              <table:table-cell office:value-type="float" office:value="6.96870255811">
                <text:p>6.9687025581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9.82534427419">
                <text:p>9.82534427419</text:p>
              </table:table-cell>
              <table:table-cell office:value-type="float" office:value="3.86426876301">
                <text:p>3.86426876301</text:p>
              </table:table-cell>
              <table:table-cell office:value-type="float" office:value="5.96107551119">
                <text:p>5.96107551119</text:p>
              </table:table-cell>
              <table:table-cell office:value-type="float" office:value="7.15210207183">
                <text:p>7.1521020718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9.82496116902">
                <text:p>9.82496116902</text:p>
              </table:table-cell>
              <table:table-cell office:value-type="float" office:value="3.84836490284">
                <text:p>3.84836490284</text:p>
              </table:table-cell>
              <table:table-cell office:value-type="float" office:value="5.97659626618">
                <text:p>5.97659626618</text:p>
              </table:table-cell>
              <table:table-cell office:value-type="float" office:value="7.34032822025">
                <text:p>7.34032822025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9.82380852676">
                <text:p>9.82380852676</text:p>
              </table:table-cell>
              <table:table-cell office:value-type="float" office:value="3.82935925684">
                <text:p>3.82935925684</text:p>
              </table:table-cell>
              <table:table-cell office:value-type="float" office:value="5.99444926991">
                <text:p>5.99444926991</text:p>
              </table:table-cell>
              <table:table-cell office:value-type="float" office:value="7.53350802881">
                <text:p>7.5335080288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9.8238177471">
                <text:p>9.8238177471</text:p>
              </table:table-cell>
              <table:table-cell office:value-type="float" office:value="3.78924085401">
                <text:p>3.78924085401</text:p>
              </table:table-cell>
              <table:table-cell office:value-type="float" office:value="6.03457689309">
                <text:p>6.03457689309</text:p>
              </table:table-cell>
              <table:table-cell office:value-type="float" office:value="7.73177186595">
                <text:p>7.73177186595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9.82764783579">
                <text:p>9.82764783579</text:p>
              </table:table-cell>
              <table:table-cell office:value-type="float" office:value="3.80558138264">
                <text:p>3.80558138264</text:p>
              </table:table-cell>
              <table:table-cell office:value-type="float" office:value="6.02206645315">
                <text:p>6.02206645315</text:p>
              </table:table-cell>
              <table:table-cell office:value-type="float" office:value="7.93525353108">
                <text:p>7.935253531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.82899563788">
                <text:p>9.82899563788</text:p>
              </table:table-cell>
              <table:table-cell office:value-type="float" office:value="3.86221353625">
                <text:p>3.86221353625</text:p>
              </table:table-cell>
              <table:table-cell office:value-type="float" office:value="5.96678210164">
                <text:p>5.96678210164</text:p>
              </table:table-cell>
              <table:table-cell office:value-type="float" office:value="8.14409034492">
                <text:p>8.14409034492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9.82329016205">
                <text:p>9.82329016205</text:p>
              </table:table-cell>
              <table:table-cell office:value-type="float" office:value="3.9584401189">
                <text:p>3.9584401189</text:p>
              </table:table-cell>
              <table:table-cell office:value-type="float" office:value="5.86485004315">
                <text:p>5.86485004315</text:p>
              </table:table-cell>
              <table:table-cell office:value-type="float" office:value="8.3584232421">
                <text:p>8.35842324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.82045342237">
                <text:p>9.82045342237</text:p>
              </table:table-cell>
              <table:table-cell office:value-type="float" office:value="3.98096933807">
                <text:p>3.98096933807</text:p>
              </table:table-cell>
              <table:table-cell office:value-type="float" office:value="5.8394840843">
                <text:p>5.8394840843</text:p>
              </table:table-cell>
              <table:table-cell office:value-type="float" office:value="8.57839686635">
                <text:p>8.57839686635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9.81988405969">
                <text:p>9.81988405969</text:p>
              </table:table-cell>
              <table:table-cell office:value-type="float" office:value="3.96773381742">
                <text:p>3.96773381742</text:p>
              </table:table-cell>
              <table:table-cell office:value-type="float" office:value="5.85215024227">
                <text:p>5.85215024227</text:p>
              </table:table-cell>
              <table:table-cell office:value-type="float" office:value="8.80415966805">
                <text:p>8.8041596680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.81950622012">
                <text:p>9.81950622012</text:p>
              </table:table-cell>
              <table:table-cell office:value-type="float" office:value="3.95186328901">
                <text:p>3.95186328901</text:p>
              </table:table-cell>
              <table:table-cell office:value-type="float" office:value="5.86764293111">
                <text:p>5.86764293111</text:p>
              </table:table-cell>
              <table:table-cell office:value-type="float" office:value="9.03586400445">
                <text:p>9.0358640044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9.81912175515">
                <text:p>9.81912175515</text:p>
              </table:table-cell>
              <table:table-cell office:value-type="float" office:value="3.92943586014">
                <text:p>3.92943586014</text:p>
              </table:table-cell>
              <table:table-cell office:value-type="float" office:value="5.88968589501">
                <text:p>5.88968589501</text:p>
              </table:table-cell>
              <table:table-cell office:value-type="float" office:value="9.27366624247">
                <text:p>9.2736662424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9.81868250486">
                <text:p>9.81868250486</text:p>
              </table:table-cell>
              <table:table-cell office:value-type="float" office:value="3.90582782471">
                <text:p>3.90582782471</text:p>
              </table:table-cell>
              <table:table-cell office:value-type="float" office:value="5.91285468015">
                <text:p>5.91285468015</text:p>
              </table:table-cell>
              <table:table-cell office:value-type="float" office:value="9.51772686423">
                <text:p>9.51772686423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9.81817107565">
                <text:p>9.81817107565</text:p>
              </table:table-cell>
              <table:table-cell office:value-type="float" office:value="3.89257716199">
                <text:p>3.89257716199</text:p>
              </table:table-cell>
              <table:table-cell office:value-type="float" office:value="5.92559391365">
                <text:p>5.92559391365</text:p>
              </table:table-cell>
              <table:table-cell office:value-type="float" office:value="9.76821057537">
                <text:p>9.768210575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9.81764147592">
                <text:p>9.81764147592</text:p>
              </table:table-cell>
              <table:table-cell office:value-type="float" office:value="3.87936058891">
                <text:p>3.87936058891</text:p>
              </table:table-cell>
              <table:table-cell office:value-type="float" office:value="5.93828088702">
                <text:p>5.93828088702</text:p>
              </table:table-cell>
              <table:table-cell office:value-type="float" office:value="10.0252864162">
                <text:p>10.0252864162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9.8171944579">
                <text:p>9.8171944579</text:p>
              </table:table-cell>
              <table:table-cell office:value-type="float" office:value="3.86566981295">
                <text:p>3.86566981295</text:p>
              </table:table-cell>
              <table:table-cell office:value-type="float" office:value="5.95152464494">
                <text:p>5.95152464494</text:p>
              </table:table-cell>
              <table:table-cell office:value-type="float" office:value="10.2891278756">
                <text:p>10.28912787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9.8167789612">
                <text:p>9.8167789612</text:p>
              </table:table-cell>
              <table:table-cell office:value-type="float" office:value="3.84833714342">
                <text:p>3.84833714342</text:p>
              </table:table-cell>
              <table:table-cell office:value-type="float" office:value="5.96844181778">
                <text:p>5.96844181778</text:p>
              </table:table-cell>
              <table:table-cell office:value-type="float" office:value="10.5599130086">
                <text:p>10.5599130086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9.81642638743">
                <text:p>9.81642638743</text:p>
              </table:table-cell>
              <table:table-cell office:value-type="float" office:value="3.83132725941">
                <text:p>3.83132725941</text:p>
              </table:table-cell>
              <table:table-cell office:value-type="float" office:value="5.98509912802">
                <text:p>5.98509912802</text:p>
              </table:table-cell>
              <table:table-cell office:value-type="float" office:value="10.8378245559">
                <text:p>10.837824555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9.8160693132">
                <text:p>9.8160693132</text:p>
              </table:table-cell>
              <table:table-cell office:value-type="float" office:value="3.80940343075">
                <text:p>3.80940343075</text:p>
              </table:table-cell>
              <table:table-cell office:value-type="float" office:value="6.00666588245">
                <text:p>6.00666588245</text:p>
              </table:table-cell>
              <table:table-cell office:value-type="float" office:value="11.1230500677">
                <text:p>11.1230500677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9.81573461408">
                <text:p>9.81573461408</text:p>
              </table:table-cell>
              <table:table-cell office:value-type="float" office:value="3.77879683358">
                <text:p>3.77879683358</text:p>
              </table:table-cell>
              <table:table-cell office:value-type="float" office:value="6.03693778051">
                <text:p>6.03693778051</text:p>
              </table:table-cell>
              <table:table-cell office:value-type="float" office:value="11.4157820298">
                <text:p>11.415782029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9.81545122638">
                <text:p>9.81545122638</text:p>
              </table:table-cell>
              <table:table-cell office:value-type="float" office:value="3.74965016163">
                <text:p>3.74965016163</text:p>
              </table:table-cell>
              <table:table-cell office:value-type="float" office:value="6.06580106475">
                <text:p>6.06580106475</text:p>
              </table:table-cell>
              <table:table-cell office:value-type="float" office:value="11.7162179941">
                <text:p>11.7162179941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9.81521238502">
                <text:p>9.81521238502</text:p>
              </table:table-cell>
              <table:table-cell office:value-type="float" office:value="3.75323739986">
                <text:p>3.75323739986</text:p>
              </table:table-cell>
              <table:table-cell office:value-type="float" office:value="6.06197498515">
                <text:p>6.06197498515</text:p>
              </table:table-cell>
              <table:table-cell office:value-type="float" office:value="12.0245607114">
                <text:p>12.024560711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9.81499531008">
                <text:p>9.81499531008</text:p>
              </table:table-cell>
              <table:table-cell office:value-type="float" office:value="3.75520279705">
                <text:p>3.75520279705</text:p>
              </table:table-cell>
              <table:table-cell office:value-type="float" office:value="6.05979251303">
                <text:p>6.05979251303</text:p>
              </table:table-cell>
              <table:table-cell office:value-type="float" office:value="12.3410182684">
                <text:p>12.3410182684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19.4999716072">
                <text:p>19.4999716072</text:p>
              </table:table-cell>
              <table:table-cell office:value-type="float" office:value="7.69636682871">
                <text:p>7.69636682871</text:p>
              </table:table-cell>
              <table:table-cell office:value-type="float" office:value="11.8036047785">
                <text:p>11.8036047785</text:p>
              </table:table-cell>
              <table:table-cell office:value-type="float" office:value="12.6658042282">
                <text:p>12.665804228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9.4994076872">
                <text:p>19.4994076872</text:p>
              </table:table-cell>
              <table:table-cell office:value-type="float" office:value="7.68765056236">
                <text:p>7.68765056236</text:p>
              </table:table-cell>
              <table:table-cell office:value-type="float" office:value="11.8117571249">
                <text:p>11.8117571249</text:p>
              </table:table-cell>
              <table:table-cell office:value-type="float" office:value="12.9991377744">
                <text:p>12.9991377744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19.499071437">
                <text:p>19.499071437</text:p>
              </table:table-cell>
              <table:table-cell office:value-type="float" office:value="7.68179987809">
                <text:p>7.68179987809</text:p>
              </table:table-cell>
              <table:table-cell office:value-type="float" office:value="11.8172715589">
                <text:p>11.8172715589</text:p>
              </table:table-cell>
              <table:table-cell office:value-type="float" office:value="13.341243859">
                <text:p>13.34124385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9.4988080345">
                <text:p>19.4988080345</text:p>
              </table:table-cell>
              <table:table-cell office:value-type="float" office:value="7.67847430829">
                <text:p>7.67847430829</text:p>
              </table:table-cell>
              <table:table-cell office:value-type="float" office:value="11.8203337262">
                <text:p>11.8203337262</text:p>
              </table:table-cell>
              <table:table-cell office:value-type="float" office:value="13.692353354">
                <text:p>13.692353354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19.4986172816">
                <text:p>19.4986172816</text:p>
              </table:table-cell>
              <table:table-cell office:value-type="float" office:value="7.6762328981">
                <text:p>7.6762328981</text:p>
              </table:table-cell>
              <table:table-cell office:value-type="float" office:value="11.8223843835">
                <text:p>11.8223843835</text:p>
              </table:table-cell>
              <table:table-cell office:value-type="float" office:value="14.0527032076">
                <text:p>14.052703207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9.4984479317">
                <text:p>19.4984479317</text:p>
              </table:table-cell>
              <table:table-cell office:value-type="float" office:value="7.67845135736">
                <text:p>7.67845135736</text:p>
              </table:table-cell>
              <table:table-cell office:value-type="float" office:value="11.8199965744">
                <text:p>11.8199965744</text:p>
              </table:table-cell>
              <table:table-cell office:value-type="float" office:value="14.4225366039">
                <text:p>14.4225366039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19.4982381121">
                <text:p>19.4982381121</text:p>
              </table:table-cell>
              <table:table-cell office:value-type="float" office:value="7.68521518678">
                <text:p>7.68521518678</text:p>
              </table:table-cell>
              <table:table-cell office:value-type="float" office:value="11.8130229253">
                <text:p>11.8130229253</text:p>
              </table:table-cell>
              <table:table-cell office:value-type="float" office:value="14.8021031269">
                <text:p>14.802103126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9.4980167906">
                <text:p>19.4980167906</text:p>
              </table:table-cell>
              <table:table-cell office:value-type="float" office:value="7.69269666702">
                <text:p>7.69269666702</text:p>
              </table:table-cell>
              <table:table-cell office:value-type="float" office:value="11.8053201236">
                <text:p>11.8053201236</text:p>
              </table:table-cell>
              <table:table-cell office:value-type="float" office:value="15.1916589291">
                <text:p>15.1916589291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9.4977663732">
                <text:p>19.4977663732</text:p>
              </table:table-cell>
              <table:table-cell office:value-type="float" office:value="7.69762955983">
                <text:p>7.69762955983</text:p>
              </table:table-cell>
              <table:table-cell office:value-type="float" office:value="11.8001368134">
                <text:p>11.8001368134</text:p>
              </table:table-cell>
              <table:table-cell office:value-type="float" office:value="15.5914669044">
                <text:p>15.59146690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19.4971527724">
                <text:p>19.4971527724</text:p>
              </table:table-cell>
              <table:table-cell office:value-type="float" office:value="7.7136232654">
                <text:p>7.7136232654</text:p>
              </table:table-cell>
              <table:table-cell office:value-type="float" office:value="11.783529507">
                <text:p>11.783529507</text:p>
              </table:table-cell>
              <table:table-cell office:value-type="float" office:value="16.0017968653">
                <text:p>16.0017968653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16.4229257252">
                <text:p>16.4229257252</text:p>
              </table:table-cell>
              <table:table-cell office:value-type="float" office:value="8.07291093748">
                <text:p>8.07291093748</text:p>
              </table:table-cell>
              <table:table-cell office:value-type="float" office:value="8.35001478777">
                <text:p>8.35001478777</text:p>
              </table:table-cell>
              <table:table-cell office:value-type="float" office:value="16.4229257252">
                <text:p>16.422925725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6.4193023451">
                <text:p>16.4193023451</text:p>
              </table:table-cell>
              <table:table-cell office:value-type="float" office:value="7.99181890692">
                <text:p>7.99181890692</text:p>
              </table:table-cell>
              <table:table-cell office:value-type="float" office:value="8.4274834382">
                <text:p>8.4274834382</text:p>
              </table:table-cell>
              <table:table-cell office:value-type="float" office:value="16.8551376853">
                <text:p>16.8551376853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6.4145745323">
                <text:p>16.4145745323</text:p>
              </table:table-cell>
              <table:table-cell office:value-type="float" office:value="7.95004715731">
                <text:p>7.95004715731</text:p>
              </table:table-cell>
              <table:table-cell office:value-type="float" office:value="8.46452737496">
                <text:p>8.46452737496</text:p>
              </table:table-cell>
              <table:table-cell office:value-type="float" office:value="17.2987244261">
                <text:p>17.298724426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6.412287982">
                <text:p>16.412287982</text:p>
              </table:table-cell>
              <table:table-cell office:value-type="float" office:value="7.96486697868">
                <text:p>7.96486697868</text:p>
              </table:table-cell>
              <table:table-cell office:value-type="float" office:value="8.44742100334">
                <text:p>8.44742100334</text:p>
              </table:table-cell>
              <table:table-cell office:value-type="float" office:value="17.7539853044">
                <text:p>17.7539853044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16.411742261">
                <text:p>16.411742261</text:p>
              </table:table-cell>
              <table:table-cell office:value-type="float" office:value="7.96660292277">
                <text:p>7.96660292277</text:p>
              </table:table-cell>
              <table:table-cell office:value-type="float" office:value="8.44513933818">
                <text:p>8.44513933818</text:p>
              </table:table-cell>
              <table:table-cell office:value-type="float" office:value="18.2212275556">
                <text:p>18.2212275556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6.4117059052">
                <text:p>16.4117059052</text:p>
              </table:table-cell>
              <table:table-cell office:value-type="float" office:value="7.91897339636">
                <text:p>7.91897339636</text:p>
              </table:table-cell>
              <table:table-cell office:value-type="float" office:value="8.49273250888">
                <text:p>8.49273250888</text:p>
              </table:table-cell>
              <table:table-cell office:value-type="float" office:value="18.7007665007">
                <text:p>18.7007665007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16.4109849295">
                <text:p>16.4109849295</text:p>
              </table:table-cell>
              <table:table-cell office:value-type="float" office:value="7.92104962216">
                <text:p>7.92104962216</text:p>
              </table:table-cell>
              <table:table-cell office:value-type="float" office:value="8.48993530735">
                <text:p>8.48993530735</text:p>
              </table:table-cell>
              <table:table-cell office:value-type="float" office:value="19.192925759">
                <text:p>19.19292575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6.4100103561">
                <text:p>16.4100103561</text:p>
              </table:table-cell>
              <table:table-cell office:value-type="float" office:value="7.93392304573">
                <text:p>7.93392304573</text:p>
              </table:table-cell>
              <table:table-cell office:value-type="float" office:value="8.47608731037">
                <text:p>8.47608731037</text:p>
              </table:table-cell>
              <table:table-cell office:value-type="float" office:value="19.6980374669">
                <text:p>19.6980374669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6.41140466">
                <text:p>16.41140466</text:p>
              </table:table-cell>
              <table:table-cell office:value-type="float" office:value="7.92191926646">
                <text:p>7.92191926646</text:p>
              </table:table-cell>
              <table:table-cell office:value-type="float" office:value="8.48948539355">
                <text:p>8.48948539355</text:p>
              </table:table-cell>
              <table:table-cell office:value-type="float" office:value="20.2164425017">
                <text:p>20.216442501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6.40463457">
                <text:p>16.40463457</text:p>
              </table:table-cell>
              <table:table-cell office:value-type="float" office:value="7.76582611945">
                <text:p>7.76582611945</text:p>
              </table:table-cell>
              <table:table-cell office:value-type="float" office:value="8.63880845059">
                <text:p>8.63880845059</text:p>
              </table:table-cell>
              <table:table-cell office:value-type="float" office:value="20.748490712">
                <text:p>20.748490712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6.399386084">
                <text:p>16.399386084</text:p>
              </table:table-cell>
              <table:table-cell office:value-type="float" office:value="7.67895387974">
                <text:p>7.67895387974</text:p>
              </table:table-cell>
              <table:table-cell office:value-type="float" office:value="8.72043220423">
                <text:p>8.72043220423</text:p>
              </table:table-cell>
              <table:table-cell office:value-type="float" office:value="21.2945411532">
                <text:p>21.294541153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6.3989624868">
                <text:p>16.3989624868</text:p>
              </table:table-cell>
              <table:table-cell office:value-type="float" office:value="7.63909709622">
                <text:p>7.63909709622</text:p>
              </table:table-cell>
              <table:table-cell office:value-type="float" office:value="8.75986539054">
                <text:p>8.75986539054</text:p>
              </table:table-cell>
              <table:table-cell office:value-type="float" office:value="21.8549623306">
                <text:p>21.8549623306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16.4010307984">
                <text:p>16.4010307984</text:p>
              </table:table-cell>
              <table:table-cell office:value-type="float" office:value="7.75012878967">
                <text:p>7.75012878967</text:p>
              </table:table-cell>
              <table:table-cell office:value-type="float" office:value="8.65090200869">
                <text:p>8.65090200869</text:p>
              </table:table-cell>
              <table:table-cell office:value-type="float" office:value="22.4301324473">
                <text:p>22.430132447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6.3986405675">
                <text:p>16.3986405675</text:p>
              </table:table-cell>
              <table:table-cell office:value-type="float" office:value="7.9586942233">
                <text:p>7.9586942233</text:p>
              </table:table-cell>
              <table:table-cell office:value-type="float" office:value="8.43994634419">
                <text:p>8.43994634419</text:p>
              </table:table-cell>
              <table:table-cell office:value-type="float" office:value="23.02043966">
                <text:p>23.02043966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16.3910244751">
                <text:p>16.3910244751</text:p>
              </table:table-cell>
              <table:table-cell office:value-type="float" office:value="8.11201756816">
                <text:p>8.11201756816</text:p>
              </table:table-cell>
              <table:table-cell office:value-type="float" office:value="8.27900690691">
                <text:p>8.27900690691</text:p>
              </table:table-cell>
              <table:table-cell office:value-type="float" office:value="23.6262823408">
                <text:p>23.6262823408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6.3892005348">
                <text:p>16.3892005348</text:p>
              </table:table-cell>
              <table:table-cell office:value-type="float" office:value="8.11145705286">
                <text:p>8.11145705286</text:p>
              </table:table-cell>
              <table:table-cell office:value-type="float" office:value="8.27774348189">
                <text:p>8.27774348189</text:p>
              </table:table-cell>
              <table:table-cell office:value-type="float" office:value="24.2480693458">
                <text:p>24.2480693458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16.3877442102">
                <text:p>16.3877442102</text:p>
              </table:table-cell>
              <table:table-cell office:value-type="float" office:value="8.0968671803">
                <text:p>8.0968671803</text:p>
              </table:table-cell>
              <table:table-cell office:value-type="float" office:value="8.29087702991">
                <text:p>8.29087702991</text:p>
              </table:table-cell>
              <table:table-cell office:value-type="float" office:value="24.8862202913">
                <text:p>24.8862202913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6.3866974314">
                <text:p>16.3866974314</text:p>
              </table:table-cell>
              <table:table-cell office:value-type="float" office:value="8.07210595816">
                <text:p>8.07210595816</text:p>
              </table:table-cell>
              <table:table-cell office:value-type="float" office:value="8.3145914732">
                <text:p>8.3145914732</text:p>
              </table:table-cell>
              <table:table-cell office:value-type="float" office:value="25.541165837">
                <text:p>25.541165837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6.3855294168">
                <text:p>16.3855294168</text:p>
              </table:table-cell>
              <table:table-cell office:value-type="float" office:value="8.03400519965">
                <text:p>8.03400519965</text:p>
              </table:table-cell>
              <table:table-cell office:value-type="float" office:value="8.35152421713">
                <text:p>8.35152421713</text:p>
              </table:table-cell>
              <table:table-cell office:value-type="float" office:value="26.2133479763">
                <text:p>26.213347976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6.3844691284">
                <text:p>16.3844691284</text:p>
              </table:table-cell>
              <table:table-cell office:value-type="float" office:value="8.00240255393">
                <text:p>8.00240255393</text:p>
              </table:table-cell>
              <table:table-cell office:value-type="float" office:value="8.38206657443">
                <text:p>8.38206657443</text:p>
              </table:table-cell>
              <table:table-cell office:value-type="float" office:value="26.9032203352">
                <text:p>26.9032203352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6.3825564569">
                <text:p>16.3825564569</text:p>
              </table:table-cell>
              <table:table-cell office:value-type="float" office:value="7.98160515779">
                <text:p>7.98160515779</text:p>
              </table:table-cell>
              <table:table-cell office:value-type="float" office:value="8.40095129913">
                <text:p>8.40095129913</text:p>
              </table:table-cell>
              <table:table-cell office:value-type="float" office:value="27.6112484775">
                <text:p>27.61124847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6.3809545825">
                <text:p>16.3809545825</text:p>
              </table:table-cell>
              <table:table-cell office:value-type="float" office:value="7.96883886226">
                <text:p>7.96883886226</text:p>
              </table:table-cell>
              <table:table-cell office:value-type="float" office:value="8.41211572024">
                <text:p>8.41211572024</text:p>
              </table:table-cell>
              <table:table-cell office:value-type="float" office:value="28.33791022">
                <text:p>28.33791022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6.3798059114">
                <text:p>16.3798059114</text:p>
              </table:table-cell>
              <table:table-cell office:value-type="float" office:value="7.95677116657">
                <text:p>7.95677116657</text:p>
              </table:table-cell>
              <table:table-cell office:value-type="float" office:value="8.42303474482">
                <text:p>8.42303474482</text:p>
              </table:table-cell>
              <table:table-cell office:value-type="float" office:value="29.0836959542">
                <text:p>29.083695954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9.4671926036">
                <text:p>29.4671926036</text:p>
              </table:table-cell>
              <table:table-cell office:value-type="float" office:value="13.8683174781">
                <text:p>13.8683174781</text:p>
              </table:table-cell>
              <table:table-cell office:value-type="float" office:value="15.5988751255">
                <text:p>15.5988751255</text:p>
              </table:table-cell>
              <table:table-cell office:value-type="float" office:value="29.8491089778">
                <text:p>29.8491089778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29.4651676923">
                <text:p>29.4651676923</text:p>
              </table:table-cell>
              <table:table-cell office:value-type="float" office:value="13.8596049778">
                <text:p>13.8596049778</text:p>
              </table:table-cell>
              <table:table-cell office:value-type="float" office:value="15.6055627144">
                <text:p>15.6055627144</text:p>
              </table:table-cell>
              <table:table-cell office:value-type="float" office:value="30.6346658337">
                <text:p>30.6346658337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9.4639892774">
                <text:p>29.4639892774</text:p>
              </table:table-cell>
              <table:table-cell office:value-type="float" office:value="13.8557590363">
                <text:p>13.8557590363</text:p>
              </table:table-cell>
              <table:table-cell office:value-type="float" office:value="15.6082302411">
                <text:p>15.6082302411</text:p>
              </table:table-cell>
              <table:table-cell office:value-type="float" office:value="31.4408966592">
                <text:p>31.4408966592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29.463069421">
                <text:p>29.463069421</text:p>
              </table:table-cell>
              <table:table-cell office:value-type="float" office:value="13.860158561">
                <text:p>13.860158561</text:p>
              </table:table-cell>
              <table:table-cell office:value-type="float" office:value="15.6029108599">
                <text:p>15.6029108599</text:p>
              </table:table-cell>
              <table:table-cell office:value-type="float" office:value="32.2683455437">
                <text:p>32.268345543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9.4621551108">
                <text:p>29.4621551108</text:p>
              </table:table-cell>
              <table:table-cell office:value-type="float" office:value="13.8668269368">
                <text:p>13.8668269368</text:p>
              </table:table-cell>
              <table:table-cell office:value-type="float" office:value="15.595328174">
                <text:p>15.595328174</text:p>
              </table:table-cell>
              <table:table-cell office:value-type="float" office:value="33.1175708955">
                <text:p>33.1175708955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29.4613025456">
                <text:p>29.4613025456</text:p>
              </table:table-cell>
              <table:table-cell office:value-type="float" office:value="13.8701949927">
                <text:p>13.8701949927</text:p>
              </table:table-cell>
              <table:table-cell office:value-type="float" office:value="15.5911075529">
                <text:p>15.5911075529</text:p>
              </table:table-cell>
              <table:table-cell office:value-type="float" office:value="33.9891458188">
                <text:p>33.9891458188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9.4602758257">
                <text:p>29.4602758257</text:p>
              </table:table-cell>
              <table:table-cell office:value-type="float" office:value="13.8731332864">
                <text:p>13.8731332864</text:p>
              </table:table-cell>
              <table:table-cell office:value-type="float" office:value="15.5871425392">
                <text:p>15.5871425392</text:p>
              </table:table-cell>
              <table:table-cell office:value-type="float" office:value="34.8836585007">
                <text:p>34.8836585007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29.4598140085">
                <text:p>29.4598140085</text:p>
              </table:table-cell>
              <table:table-cell office:value-type="float" office:value="13.8738008601">
                <text:p>13.8738008601</text:p>
              </table:table-cell>
              <table:table-cell office:value-type="float" office:value="15.5860131485">
                <text:p>15.5860131485</text:p>
              </table:table-cell>
              <table:table-cell office:value-type="float" office:value="35.8017126079">
                <text:p>35.801712607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9.4599160648">
                <text:p>29.4599160648</text:p>
              </table:table-cell>
              <table:table-cell office:value-type="float" office:value="13.8629404794">
                <text:p>13.8629404794</text:p>
              </table:table-cell>
              <table:table-cell office:value-type="float" office:value="15.5969755855">
                <text:p>15.5969755855</text:p>
              </table:table-cell>
              <table:table-cell office:value-type="float" office:value="36.7439276943">
                <text:p>36.7439276943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29.4580957756">
                <text:p>29.4580957756</text:p>
              </table:table-cell>
              <table:table-cell office:value-type="float" office:value="13.9228059732">
                <text:p>13.9228059732</text:p>
              </table:table-cell>
              <table:table-cell office:value-type="float" office:value="15.5352898024">
                <text:p>15.5352898024</text:p>
              </table:table-cell>
              <table:table-cell office:value-type="float" office:value="37.7109396186">
                <text:p>37.71093961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9.4631334483">
                <text:p>19.4631334483</text:p>
              </table:table-cell>
              <table:table-cell office:value-type="float" office:value="9.01493252232">
                <text:p>9.01493252232</text:p>
              </table:table-cell>
              <table:table-cell office:value-type="float" office:value="10.448200926">
                <text:p>10.448200926</text:p>
              </table:table-cell>
              <table:table-cell office:value-type="float" office:value="38.7034009743">
                <text:p>38.7034009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